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7800002DFE00001020A007E925.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au7" style:family="table">
      <style:table-properties style:width="16.644cm" fo:margin-left="1.111cm" table:align="left" style:writing-mode="lr-tb"/>
    </style:style>
    <style:style style:name="Tableau7.A" style:family="table-column">
      <style:table-column-properties style:column-width="16.644cm"/>
    </style:style>
    <style:style style:name="Tableau7.1" style:family="table-row">
      <style:table-row-properties fo:keep-together="auto"/>
    </style:style>
    <style:style style:name="Tableau7.A1" style:family="table-cell">
      <style:table-cell-properties style:vertical-align="top" fo:padding="0.132cm" fo:border-left="0.5pt solid #000000" fo:border-right="0.5pt solid #000000" fo:border-top="0.5pt solid #000000" fo:border-bottom="none" style:writing-mode="lr-tb"/>
    </style:style>
    <style:style style:name="Tableau7.A2" style:family="table-cell">
      <style:table-cell-properties style:vertical-align="top" fo:padding="0.132cm" fo:border-left="0.5pt solid #000000" fo:border-right="0.5pt solid #000000" fo:border-top="none" fo:border-bottom="0.5pt solid #000000" style:writing-mode="lr-tb"/>
    </style:style>
    <style:style style:name="Tableau1" style:family="table">
      <style:table-properties style:width="17.037cm" table:align="center" style:writing-mode="lr-tb"/>
    </style:style>
    <style:style style:name="Tableau1.A" style:family="table-column">
      <style:table-column-properties style:column-width="7.001cm"/>
    </style:style>
    <style:style style:name="Tableau1.B" style:family="table-column">
      <style:table-column-properties style:column-width="10.037cm"/>
    </style:style>
    <style:style style:name="Tableau1.1" style:family="table-row">
      <style:table-row-properties style:row-height="1.199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1.606cm" fo:margin-left="3.42cm" table:align="left" style:writing-mode="lr-tb"/>
    </style:style>
    <style:style style:name="Tableau2.A" style:family="table-column">
      <style:table-column-properties style:column-width="5.574cm"/>
    </style:style>
    <style:style style:name="Tableau2.B" style:family="table-column">
      <style:table-column-properties style:column-width="6.033cm"/>
    </style:style>
    <style:style style:name="Tableau2.1" style:family="table-row">
      <style:table-row-properties fo:keep-together="auto"/>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 style:family="table">
      <style:table-properties style:width="8.036cm" table:align="center" style:writing-mode="lr-tb"/>
    </style:style>
    <style:style style:name="Tableau3.A" style:family="table-column">
      <style:table-column-properties style:column-width="3cm"/>
    </style:style>
    <style:style style:name="Tableau3.B" style:family="table-column">
      <style:table-column-properties style:column-width="5.036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1.037cm" table:align="center" style:writing-mode="lr-tb"/>
    </style:style>
    <style:style style:name="Tableau4.A" style:family="table-column">
      <style:table-column-properties style:column-width="6.001cm"/>
    </style:style>
    <style:style style:name="Tableau4.B" style:family="table-column">
      <style:table-column-properties style:column-width="5.036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0.037cm" table:align="center" style:writing-mode="lr-tb"/>
    </style:style>
    <style:style style:name="Tableau5.A" style:family="table-column">
      <style:table-column-properties style:column-width="3cm"/>
    </style:style>
    <style:style style:name="Tableau5.B" style:family="table-column">
      <style:table-column-properties style:column-width="7.036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cm" fo:margin-right="0cm" fo:text-indent="0cm" style:auto-text-indent="false" style:snap-to-layout-grid="false">
        <style:tab-stops/>
      </style:paragraph-properties>
      <style:text-properties style:font-name="Times New Roman"/>
    </style:style>
    <style:style style:name="P2"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3"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4"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center" style:justify-single-word="false" fo:text-indent="0cm" style:auto-text-indent="false"/>
      <style:text-properties style:font-name="Times New Roman" fo:font-size="10pt" fo:language="zxx" fo:country="none" style:font-name-asian="Times New Roman" style:font-size-asian="10pt" style:language-asian="zxx" style:country-asian="none"/>
    </style:style>
    <style:style style:name="P7" style:family="paragraph" style:parent-style-name="Standard">
      <style:paragraph-properties fo:margin-left="0cm" fo:margin-right="0cm" fo:text-indent="0cm" style:auto-text-indent="false" style:snap-to-layout-grid="false"/>
    </style:style>
    <style:style style:name="P8" style:family="paragraph" style:parent-style-name="Standard">
      <style:paragraph-properties fo:margin-left="0cm" fo:margin-right="0cm" fo:text-indent="0cm" style:auto-text-indent="false" style:snap-to-layout-grid="false"/>
      <style:text-properties fo:language="de" fo:country="DE"/>
    </style:style>
    <style:style style:name="P9" style:family="paragraph" style:parent-style-name="Standard">
      <style:paragraph-properties fo:margin-left="0cm" fo:margin-right="0cm" fo:text-indent="0cm" style:auto-text-indent="false" style:snap-to-layout-grid="false"/>
      <style:text-properties fo:language="en" fo:country="US"/>
    </style:style>
    <style:style style:name="P10"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style>
    <style:style style:name="P11"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1fbd24" style:font-weight-asian="bold"/>
    </style:style>
    <style:style style:name="P12"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162d89" officeooo:paragraph-rsid="00162d89" style:font-weight-asian="bold"/>
    </style:style>
    <style:style style:name="P13"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162d89" officeooo:paragraph-rsid="00332c6e" style:font-weight-asian="bold"/>
    </style:style>
    <style:style style:name="P14"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162d89" style:font-weight-asian="bold"/>
    </style:style>
    <style:style style:name="P15"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3163be" style:font-weight-asian="bold"/>
    </style:style>
    <style:style style:name="P16"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332c6e" style:font-weight-asian="bold"/>
    </style:style>
    <style:style style:name="P17"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35eca0" style:font-weight-asian="bold"/>
    </style:style>
    <style:style style:name="P18"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37bd11" style:font-weight-asian="bold"/>
    </style:style>
    <style:style style:name="P19"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3ebe6a" style:font-weight-asian="bold"/>
    </style:style>
    <style:style style:name="P20" style:family="paragraph" style:parent-style-name="Standard">
      <style:paragraph-properties fo:margin-left="0cm" fo:margin-right="0cm" fo:text-indent="0cm" style:auto-text-indent="false" style:snap-to-layout-grid="false"/>
      <style:text-properties fo:color="#008000"/>
    </style:style>
    <style:style style:name="P21" style:family="paragraph" style:parent-style-name="Standard">
      <style:paragraph-properties fo:margin-left="0cm" fo:margin-right="0cm" fo:text-indent="0cm" style:auto-text-indent="false" style:snap-to-layout-grid="false"/>
      <style:text-properties fo:color="#008000" style:font-name="Courier New"/>
    </style:style>
    <style:style style:name="P22" style:family="paragraph" style:parent-style-name="Standard">
      <style:paragraph-properties fo:margin-left="0cm" fo:margin-right="0cm" fo:text-indent="0cm" style:auto-text-indent="false" style:snap-to-layout-grid="false"/>
      <style:text-properties fo:color="#008000" style:font-name="Courier New" fo:language="en" fo:country="US"/>
    </style:style>
    <style:style style:name="P23" style:family="paragraph" style:parent-style-name="Standard">
      <style:paragraph-properties fo:margin-left="0cm" fo:margin-right="0cm" fo:text-indent="0cm" style:auto-text-indent="false"/>
      <style:text-properties officeooo:paragraph-rsid="0008c65f"/>
    </style:style>
    <style:style style:name="P24" style:family="paragraph" style:parent-style-name="Standard">
      <style:paragraph-properties fo:margin-left="0cm" fo:margin-right="0cm" fo:text-indent="0cm" style:auto-text-indent="false"/>
      <style:text-properties fo:font-size="10pt" style:font-size-asian="10pt" style:font-size-complex="10pt"/>
    </style:style>
    <style:style style:name="P25"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26"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27" style:family="paragraph" style:parent-style-name="Standard">
      <style:paragraph-properties fo:margin-left="0cm" fo:margin-right="0cm" fo:text-indent="0cm" style:auto-text-indent="false"/>
      <style:text-properties fo:font-size="10pt" fo:font-weight="bold" officeooo:rsid="001431b7" officeooo:paragraph-rsid="002ca528" style:font-size-asian="10pt" style:font-weight-asian="bold" style:font-size-complex="10pt"/>
    </style:style>
    <style:style style:name="P28" style:family="paragraph" style:parent-style-name="Standard">
      <style:paragraph-properties fo:margin-left="0cm" fo:margin-right="0cm" fo:text-indent="0cm" style:auto-text-indent="false"/>
      <style:text-properties fo:font-size="10pt" fo:font-weight="normal" officeooo:rsid="001431b7" officeooo:paragraph-rsid="002ca528" style:font-size-asian="10pt" style:font-weight-asian="normal" style:font-size-complex="10pt" style:font-weight-complex="normal"/>
    </style:style>
    <style:style style:name="P29" style:family="paragraph" style:parent-style-name="Standard">
      <style:paragraph-properties fo:margin-left="0cm" fo:margin-right="0cm" fo:text-indent="0cm" style:auto-text-indent="false"/>
      <style:text-properties officeooo:paragraph-rsid="0011a778"/>
    </style:style>
    <style:style style:name="P30" style:family="paragraph" style:parent-style-name="Standard">
      <style:paragraph-properties fo:margin-left="0cm" fo:margin-right="0cm" fo:text-indent="0cm" style:auto-text-indent="false"/>
      <style:text-properties officeooo:rsid="000e3162" officeooo:paragraph-rsid="000e3162"/>
    </style:style>
    <style:style style:name="P31" style:family="paragraph" style:parent-style-name="Standard">
      <style:paragraph-properties fo:margin-left="0cm" fo:margin-right="0cm" fo:text-indent="0cm" style:auto-text-indent="false"/>
      <style:text-properties officeooo:paragraph-rsid="001532cc"/>
    </style:style>
    <style:style style:name="P32" style:family="paragraph" style:parent-style-name="Standard">
      <style:paragraph-properties fo:margin-left="0cm" fo:margin-right="0cm" fo:text-indent="0cm" style:auto-text-indent="false"/>
      <style:text-properties officeooo:paragraph-rsid="0021bc04"/>
    </style:style>
    <style:style style:name="P33" style:family="paragraph" style:parent-style-name="Standard">
      <style:paragraph-properties fo:margin-left="0cm" fo:margin-right="0cm" fo:text-indent="0cm" style:auto-text-indent="false"/>
      <style:text-properties officeooo:paragraph-rsid="002e482f"/>
    </style:style>
    <style:style style:name="P34" style:family="paragraph" style:parent-style-name="Standard">
      <style:paragraph-properties fo:margin-left="0cm" fo:margin-right="0cm" fo:text-indent="0cm" style:auto-text-indent="false"/>
      <style:text-properties style:text-underline-style="none" fo:font-weight="normal" officeooo:rsid="00162d89" officeooo:paragraph-rsid="003163be" style:font-weight-asian="normal" style:font-weight-complex="normal"/>
    </style:style>
    <style:style style:name="P35" style:family="paragraph" style:parent-style-name="Standard">
      <style:paragraph-properties fo:margin-left="0cm" fo:margin-right="0cm" fo:text-indent="0cm" style:auto-text-indent="false"/>
      <style:text-properties officeooo:paragraph-rsid="003340ec"/>
    </style:style>
    <style:style style:name="P36" style:family="paragraph" style:parent-style-name="Standard">
      <style:paragraph-properties fo:margin-left="0cm" fo:margin-right="0cm" fo:text-indent="0cm" style:auto-text-indent="false"/>
      <style:text-properties style:font-name="Arial" fo:font-size="12pt" officeooo:paragraph-rsid="0035eca0" style:font-size-asian="12pt" style:font-size-complex="12pt"/>
    </style:style>
    <style:style style:name="P37" style:family="paragraph" style:parent-style-name="Standard">
      <style:paragraph-properties fo:margin-left="0cm" fo:margin-right="0cm" fo:text-indent="0cm" style:auto-text-indent="false"/>
      <style:text-properties fo:font-weight="bold" style:font-weight-asian="bold"/>
    </style:style>
    <style:style style:name="P38" style:family="paragraph" style:parent-style-name="Standard">
      <style:paragraph-properties fo:margin-left="0cm" fo:margin-right="0cm" fo:text-indent="0cm" style:auto-text-indent="false"/>
      <style:text-properties officeooo:paragraph-rsid="0037bd11"/>
    </style:style>
    <style:style style:name="P39" style:family="paragraph" style:parent-style-name="Standard">
      <style:paragraph-properties fo:margin-left="0cm" fo:margin-right="0cm" fo:text-indent="0cm" style:auto-text-indent="false">
        <style:tab-stops>
          <style:tab-stop style:position="0cm"/>
        </style:tab-stops>
      </style:paragraph-properties>
      <style:text-properties officeooo:paragraph-rsid="0042be6f"/>
    </style:style>
    <style:style style:name="P40" style:family="paragraph" style:parent-style-name="Standard">
      <style:paragraph-properties fo:margin-left="0cm" fo:margin-right="0cm" fo:text-indent="0cm" style:auto-text-indent="false"/>
      <style:text-properties officeooo:paragraph-rsid="003ebe6a"/>
    </style:style>
    <style:style style:name="P41" style:family="paragraph" style:parent-style-name="Text_20_body">
      <style:paragraph-properties fo:margin-left="0cm" fo:margin-right="0cm" fo:text-indent="0cm" style:auto-text-indent="false">
        <style:tab-stops>
          <style:tab-stop style:position="0cm"/>
        </style:tab-stops>
      </style:paragraph-properties>
      <style:text-properties fo:font-size="12pt" style:text-underline-style="none" fo:font-weight="bold" officeooo:paragraph-rsid="000e3162" style:font-size-asian="12pt" style:font-size-complex="12pt"/>
    </style:style>
    <style:style style:name="P42" style:family="paragraph" style:parent-style-name="Auteurs">
      <style:paragraph-properties fo:margin-left="0cm" fo:margin-right="0cm" fo:text-indent="0cm" style:auto-text-indent="false"/>
      <style:text-properties officeooo:paragraph-rsid="000a8476"/>
    </style:style>
    <style:style style:name="P43" style:family="paragraph" style:parent-style-name="Standard">
      <style:paragraph-properties fo:margin-left="0cm" fo:margin-right="0cm" fo:margin-top="0.176cm" fo:margin-bottom="0cm" loext:contextual-spacing="false" fo:text-indent="0cm" style:auto-text-indent="false"/>
      <style:text-properties fo:font-size="12pt" style:text-underline-style="none" fo:font-weight="normal" officeooo:rsid="0022044f" officeooo:paragraph-rsid="0021e9c8" style:font-size-asian="12pt" style:font-weight-asian="normal" style:font-size-complex="12pt" style:font-weight-complex="normal"/>
    </style:style>
    <style:style style:name="P44" style:family="paragraph" style:parent-style-name="Standard">
      <style:paragraph-properties fo:margin-left="0cm" fo:margin-right="0cm" fo:margin-top="0.176cm" fo:margin-bottom="0cm" loext:contextual-spacing="false" fo:text-indent="0cm" style:auto-text-indent="false"/>
      <style:text-properties fo:font-size="12pt" style:text-underline-style="none" fo:font-weight="normal" officeooo:rsid="0022044f" officeooo:paragraph-rsid="002732cf" style:font-size-asian="12pt" style:font-weight-asian="normal" style:font-size-complex="12pt" style:font-weight-complex="normal"/>
    </style:style>
    <style:style style:name="P45" style:family="paragraph" style:parent-style-name="Standard">
      <style:paragraph-properties fo:margin-left="0cm" fo:margin-right="0cm" fo:margin-top="0.176cm" fo:margin-bottom="0cm" loext:contextual-spacing="false" fo:text-indent="0cm" style:auto-text-indent="false"/>
      <style:text-properties fo:font-size="12pt" style:text-underline-style="none" fo:font-weight="normal" officeooo:rsid="0022044f" officeooo:paragraph-rsid="0035eca0" style:font-size-asian="12pt" style:font-weight-asian="normal" style:font-size-complex="12pt" style:font-weight-complex="normal"/>
    </style:style>
    <style:style style:name="P46" style:family="paragraph" style:parent-style-name="Standard">
      <style:paragraph-properties fo:margin-left="0cm" fo:margin-right="0cm" fo:margin-top="0.176cm" fo:margin-bottom="0cm" loext:contextual-spacing="false" fo:text-indent="0cm" style:auto-text-indent="false">
        <style:tab-stops>
          <style:tab-stop style:position="0cm"/>
        </style:tab-stops>
      </style:paragraph-properties>
      <style:text-properties fo:font-size="12pt" style:text-underline-style="none" fo:font-weight="normal" officeooo:rsid="0021e9c8" officeooo:paragraph-rsid="002732cf" style:font-size-asian="12pt" style:font-weight-asian="normal" style:font-size-complex="12pt" style:font-weight-complex="normal"/>
    </style:style>
    <style:style style:name="P47" style:family="paragraph" style:parent-style-name="Standard">
      <style:paragraph-properties fo:margin-left="0cm" fo:margin-right="0cm" fo:margin-top="0.176cm" fo:margin-bottom="0cm" loext:contextual-spacing="false" fo:text-indent="0cm" style:auto-text-indent="false">
        <style:tab-stops>
          <style:tab-stop style:position="0cm"/>
        </style:tab-stops>
      </style:paragraph-properties>
      <style:text-properties fo:font-size="12pt" style:text-underline-style="none" fo:font-weight="normal" officeooo:rsid="00236285" officeooo:paragraph-rsid="00236285" style:font-size-asian="12pt" style:font-weight-asian="normal" style:font-size-complex="12pt" style:font-weight-complex="normal"/>
    </style:style>
    <style:style style:name="P48" style:family="paragraph" style:parent-style-name="Standard">
      <style:paragraph-properties fo:margin-left="0cm" fo:margin-right="0cm" fo:margin-top="0.176cm" fo:margin-bottom="0cm" loext:contextual-spacing="false" fo:text-indent="0cm" style:auto-text-indent="false"/>
      <style:text-properties style:text-underline-style="solid" style:text-underline-width="auto" style:text-underline-color="font-color" fo:font-weight="bold" officeooo:paragraph-rsid="00332c6e" style:font-weight-asian="bold"/>
    </style:style>
    <style:style style:name="P49" style:family="paragraph" style:parent-style-name="western">
      <style:paragraph-properties fo:margin-left="0cm" fo:margin-right="0cm" fo:margin-top="0.176cm" fo:margin-bottom="0cm" loext:contextual-spacing="false" fo:text-indent="0cm" style:auto-text-indent="false"/>
      <style:text-properties fo:font-size="8pt" officeooo:paragraph-rsid="00332c6e" style:font-size-asian="7pt" style:font-size-complex="8pt"/>
    </style:style>
    <style:style style:name="P50" style:family="paragraph" style:parent-style-name="western">
      <style:paragraph-properties fo:margin-left="0cm" fo:margin-right="0cm" fo:margin-top="0.176cm" fo:margin-bottom="0cm" loext:contextual-spacing="false" fo:text-indent="0cm" style:auto-text-indent="false"/>
      <style:text-properties fo:font-size="8pt" style:text-underline-style="none" fo:font-weight="bold" officeooo:rsid="0022044f" officeooo:paragraph-rsid="00317817" style:font-size-asian="14pt" style:font-weight-asian="bold" style:font-size-complex="14pt" style:font-weight-complex="normal"/>
    </style:style>
    <style:style style:name="P51" style:family="paragraph" style:parent-style-name="western">
      <style:paragraph-properties fo:margin-left="0cm" fo:margin-right="0cm" fo:margin-top="0.176cm" fo:margin-bottom="0cm" loext:contextual-spacing="false" fo:text-indent="0cm" style:auto-text-indent="false"/>
      <style:text-properties fo:font-size="6pt" officeooo:paragraph-rsid="00332c6e" style:font-size-asian="5.25pt" style:font-size-complex="6pt"/>
    </style:style>
    <style:style style:name="P52" style:family="paragraph" style:parent-style-name="western">
      <style:paragraph-properties fo:margin-left="0cm" fo:margin-right="0cm" fo:margin-top="0.176cm" fo:margin-bottom="0cm" loext:contextual-spacing="false" fo:text-indent="0cm" style:auto-text-indent="false"/>
      <style:text-properties style:text-underline-style="none" fo:font-weight="normal" officeooo:rsid="00162d89" officeooo:paragraph-rsid="00332c6e" style:font-weight-asian="normal" style:font-weight-complex="normal"/>
    </style:style>
    <style:style style:name="P53" style:family="paragraph" style:parent-style-name="Standard">
      <style:paragraph-properties fo:margin-left="0cm" fo:margin-right="0cm" fo:text-indent="0cm" style:auto-text-indent="false" fo:break-before="page"/>
      <style:text-properties style:text-underline-style="solid" style:text-underline-width="auto" style:text-underline-color="font-color" fo:font-weight="bold" style:font-weight-asian="bold"/>
    </style:style>
    <style:style style:name="P54" style:family="paragraph" style:parent-style-name="Standard" style:master-page-name="">
      <style:paragraph-properties fo:margin-left="0cm" fo:margin-right="0cm" fo:text-indent="0cm" style:auto-text-indent="false" style:page-number="auto"/>
      <style:text-properties officeooo:paragraph-rsid="00317817"/>
    </style:style>
    <style:style style:name="P55" style:family="paragraph" style:parent-style-name="Standard" style:master-page-name="">
      <style:paragraph-properties fo:margin-left="0cm" fo:margin-right="0cm" fo:text-indent="0cm" style:auto-text-indent="false" style:page-number="auto"/>
      <style:text-properties officeooo:paragraph-rsid="003340ec"/>
    </style:style>
    <style:style style:name="P56" style:family="paragraph" style:parent-style-name="Standard">
      <style:paragraph-properties fo:margin-left="0cm" fo:margin-right="0cm" fo:text-indent="0cm" style:auto-text-indent="false" fo:padding="0.074cm" fo:border-left="none" fo:border-right="none" fo:border-top="none" fo:border-bottom="0.99pt solid #000000" style:join-border="false"/>
      <style:text-properties style:text-underline-style="solid" style:text-underline-width="auto" style:text-underline-color="font-color" fo:font-weight="bold" officeooo:rsid="00162d89" officeooo:paragraph-rsid="00332c6e" style:font-weight-asian="bold"/>
    </style:style>
    <style:style style:name="P57" style:family="paragraph" style:parent-style-name="Standard">
      <style:paragraph-properties fo:margin-left="0cm" fo:margin-right="0cm" fo:margin-top="0cm" fo:margin-bottom="0.101cm" loext:contextual-spacing="false" fo:text-indent="0cm" style:auto-text-indent="false"/>
      <style:text-properties style:text-underline-style="solid" style:text-underline-width="auto" style:text-underline-color="font-color" fo:font-weight="bold" officeooo:paragraph-rsid="003163be" style:font-weight-asian="bold"/>
    </style:style>
    <style:style style:name="P58" style:family="paragraph" style:parent-style-name="Standard">
      <style:paragraph-properties fo:margin-left="0cm" fo:margin-right="0cm" fo:text-indent="0cm" style:auto-text-indent="false" fo:keep-with-next="always">
        <style:tab-stops>
          <style:tab-stop style:position="0cm"/>
        </style:tab-stops>
      </style:paragraph-properties>
      <style:text-properties officeooo:paragraph-rsid="0042be6f"/>
    </style:style>
    <style:style style:name="P59" style:family="paragraph" style:parent-style-name="Retrait_20_1">
      <style:paragraph-properties fo:margin-left="0cm" fo:margin-right="0cm" fo:text-indent="0cm" style:auto-text-indent="false"/>
      <style:text-properties officeooo:paragraph-rsid="0035eca0"/>
    </style:style>
    <style:style style:name="P60" style:family="paragraph" style:parent-style-name="Standard">
      <style:paragraph-properties fo:margin-left="0cm" fo:margin-right="0cm" fo:text-align="justify" style:justify-single-word="false" fo:orphans="2" fo:widows="2" fo:hyphenation-ladder-count="no-limit" fo:text-indent="0cm" style:auto-text-indent="false" style:writing-mode="lr-tb">
        <style:tab-stops>
          <style:tab-stop style:position="0cm"/>
        </style:tab-stops>
      </style:paragraph-properties>
      <style:text-properties style:font-name="Arial" fo:font-size="12pt" fo:font-weight="normal" officeooo:rsid="001431b7" officeooo:paragraph-rsid="0042be6f" style:font-size-asian="12pt" style:font-weight-asian="normal" style:font-size-complex="12pt" style:font-weight-complex="normal" fo:hyphenate="false" fo:hyphenation-remain-char-count="2" fo:hyphenation-push-char-count="2"/>
    </style:style>
    <style:style style:name="P61"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text-properties officeooo:paragraph-rsid="0008c65f"/>
    </style:style>
    <style:style style:name="P62" style:family="paragraph" style:parent-style-name="Standard">
      <style:text-properties fo:font-weight="bold" officeooo:paragraph-rsid="00093110" style:font-weight-asian="bold"/>
    </style:style>
    <style:style style:name="P63" style:family="paragraph" style:parent-style-name="Standard">
      <style:text-properties fo:font-size="10pt" style:font-size-asian="10pt" style:font-size-complex="10pt"/>
    </style:style>
    <style:style style:name="P64" style:family="paragraph" style:parent-style-name="Standard">
      <style:paragraph-properties>
        <style:tab-stops>
          <style:tab-stop style:position="0cm"/>
        </style:tab-stops>
      </style:paragraph-properties>
      <style:text-properties fo:font-size="14pt" style:text-underline-style="none" fo:font-weight="bold" officeooo:rsid="0022044f" officeooo:paragraph-rsid="003163be" style:font-size-asian="14pt" style:font-weight-asian="bold" style:font-size-complex="14pt" style:font-weight-complex="bold"/>
    </style:style>
    <style:style style:name="P65" style:family="paragraph" style:parent-style-name="Standard">
      <style:text-properties fo:font-style="italic" officeooo:paragraph-rsid="003340ec" style:font-style-asian="italic" style:font-style-complex="italic"/>
    </style:style>
    <style:style style:name="P66" style:family="paragraph" style:parent-style-name="Standard">
      <style:paragraph-properties>
        <style:tab-stops>
          <style:tab-stop style:position="0cm"/>
        </style:tab-stops>
      </style:paragraph-properties>
      <style:text-properties style:text-underline-style="none" officeooo:paragraph-rsid="003163be"/>
    </style:style>
    <style:style style:name="P67" style:family="paragraph" style:parent-style-name="Standard">
      <style:paragraph-properties>
        <style:tab-stops>
          <style:tab-stop style:position="0cm"/>
        </style:tab-stops>
      </style:paragraph-properties>
      <style:text-properties officeooo:paragraph-rsid="0042be6f"/>
    </style:style>
    <style:style style:name="P68" style:family="paragraph" style:parent-style-name="Standard">
      <style:text-properties officeooo:paragraph-rsid="003ebe6a"/>
    </style:style>
    <style:style style:name="P69" style:family="paragraph" style:parent-style-name="Standard">
      <style:paragraph-properties fo:break-before="page"/>
    </style:style>
    <style:style style:name="P70" style:family="paragraph" style:parent-style-name="Normal_20__28_Web_29_">
      <style:paragraph-properties fo:margin-top="0cm" fo:margin-bottom="0cm" loext:contextual-spacing="false" style:snap-to-layout-grid="false"/>
      <style:text-properties style:font-name="Arial" fo:font-weight="bold" officeooo:paragraph-rsid="0008c65f" style:font-weight-asian="bold" style:font-name-complex="Arial" style:font-weight-complex="bold"/>
    </style:style>
    <style:style style:name="P71" style:family="paragraph" style:parent-style-name="Standard">
      <style:paragraph-properties fo:margin-left="-1.249cm" fo:margin-right="0cm" fo:text-indent="1.251cm" style:auto-text-indent="false"/>
      <style:text-properties fo:font-size="10pt" fo:font-weight="bold" officeooo:paragraph-rsid="00093110" style:font-size-asian="10pt" style:font-weight-asian="bold" style:font-size-complex="10pt"/>
    </style:style>
    <style:style style:name="P72" style:family="paragraph" style:parent-style-name="Standard">
      <style:paragraph-properties fo:margin-left="-1.249cm" fo:margin-right="0cm" fo:text-indent="1.251cm" style:auto-text-indent="false"/>
      <style:text-properties fo:font-size="10pt" fo:font-weight="bold" officeooo:paragraph-rsid="002ca528" style:font-size-asian="10pt" style:font-weight-asian="bold" style:font-size-complex="10pt"/>
    </style:style>
    <style:style style:name="P73" style:family="paragraph" style:parent-style-name="Retrait_20_1">
      <style:text-properties fo:font-size="10pt" style:font-size-asian="10pt" style:font-size-complex="10pt"/>
    </style:style>
    <style:style style:name="P74" style:family="paragraph" style:parent-style-name="Retrait_20_1">
      <style:text-properties fo:font-size="10pt" officeooo:paragraph-rsid="0010aefe" style:font-size-asian="10pt" style:font-size-complex="10pt"/>
    </style:style>
    <style:style style:name="P75" style:family="paragraph" style:parent-style-name="Retrait_20_1">
      <style:text-properties fo:font-size="10pt" officeooo:paragraph-rsid="002ca528" style:font-size-asian="10pt" style:font-size-complex="10pt"/>
    </style:style>
    <style:style style:name="P76" style:family="paragraph" style:parent-style-name="Retrait_20_1">
      <style:text-properties fo:font-size="10pt" fo:language="en" fo:country="US" style:font-size-asian="10pt" style:font-size-complex="10pt"/>
    </style:style>
    <style:style style:name="P77" style:family="paragraph" style:parent-style-name="Retrait_20_1">
      <style:text-properties officeooo:paragraph-rsid="002ca528"/>
    </style:style>
    <style:style style:name="P78" style:family="paragraph" style:parent-style-name="Retrait_20_1">
      <style:paragraph-properties fo:margin-left="3.752cm" fo:margin-right="0cm" fo:text-indent="-2.752cm" style:auto-text-indent="false"/>
      <style:text-properties fo:font-size="10pt" style:font-size-asian="10pt" style:font-size-complex="10pt"/>
    </style:style>
    <style:style style:name="P79" style:family="paragraph" style:parent-style-name="Standard" style:master-page-name="">
      <style:paragraph-properties fo:margin-left="1cm" fo:margin-right="0cm" fo:text-align="justify" style:justify-single-word="false" fo:orphans="2" fo:widows="2" fo:hyphenation-ladder-count="no-limit" fo:text-indent="0cm" style:auto-text-indent="false" style:page-number="auto" style:writing-mode="lr-tb"/>
      <style:text-properties fo:font-size="10pt" fo:font-weight="normal" officeooo:rsid="001431b7" officeooo:paragraph-rsid="002ca528" style:font-size-asian="10pt" style:font-weight-asian="normal" style:font-size-complex="10pt" style:font-weight-complex="normal" fo:hyphenate="false" fo:hyphenation-remain-char-count="2" fo:hyphenation-push-char-count="2"/>
    </style:style>
    <style:style style:name="P80" style:family="paragraph" style:parent-style-name="Standard">
      <style:paragraph-properties fo:margin-left="2.498cm" fo:margin-right="0cm" fo:text-indent="-0.635cm" style:auto-text-indent="false"/>
      <style:text-properties officeooo:paragraph-rsid="003340ec"/>
    </style:style>
    <style:style style:name="P81" style:family="paragraph" style:parent-style-name="Retrait_20_1">
      <style:paragraph-properties fo:margin-left="3.501cm" fo:margin-right="0cm" fo:text-align="justify" style:justify-single-word="false" fo:text-indent="-2.501cm" style:auto-text-indent="false"/>
      <style:text-properties style:font-name="Arial" fo:font-size="10pt" fo:font-weight="normal" officeooo:rsid="001431b7" officeooo:paragraph-rsid="002ca528" style:font-size-asian="10pt" style:font-weight-asian="normal" style:font-size-complex="10pt" style:font-weight-complex="normal"/>
    </style:style>
    <style:style style:name="P82" style:family="paragraph" style:parent-style-name="Standard" style:master-page-name="Standard">
      <style:paragraph-properties fo:margin-left="0cm" fo:margin-right="0cm" fo:text-indent="0cm" style:auto-text-indent="false" style:page-number="1"/>
      <style:text-properties fo:font-size="8pt" style:font-size-asian="7pt" style:font-size-complex="8pt"/>
    </style:style>
    <style:style style:name="P83" style:family="paragraph" style:parent-style-name="Standard">
      <style:paragraph-properties fo:margin-left="0cm" fo:margin-right="0cm" fo:text-indent="0cm" style:auto-text-indent="false"/>
    </style:style>
    <style:style style:name="P84" style:family="paragraph" style:parent-style-name="Standard" style:list-style-name="L1">
      <style:paragraph-properties fo:margin-left="0cm" fo:margin-right="0cm" fo:text-indent="0cm" style:auto-text-indent="false"/>
      <style:text-properties officeooo:paragraph-rsid="003163be"/>
    </style:style>
    <style:style style:name="P85" style:family="paragraph" style:parent-style-name="Standard">
      <style:paragraph-properties fo:margin-left="0cm" fo:margin-right="0cm" fo:text-indent="0cm" style:auto-text-indent="false"/>
      <style:text-properties officeooo:paragraph-rsid="0011a778"/>
    </style:style>
    <style:style style:name="P86" style:family="paragraph" style:parent-style-name="Standard">
      <style:paragraph-properties fo:margin-left="0cm" fo:margin-right="0cm" fo:text-indent="0cm" style:auto-text-indent="false"/>
      <style:text-properties officeooo:paragraph-rsid="0044b6ff"/>
    </style:style>
    <style:style style:name="P87"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461b33" style:font-weight-asian="bold"/>
    </style:style>
    <style:style style:name="P88"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rsid="00162d89" officeooo:paragraph-rsid="00332c6e" style:font-weight-asian="bold"/>
    </style:style>
    <style:style style:name="P89"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fo:font-weight="bold" officeooo:rsid="00162d89" officeooo:paragraph-rsid="00332c6e" style:font-weight-asian="bold"/>
    </style:style>
    <style:style style:name="P90"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3163be" style:font-weight-asian="bold"/>
    </style:style>
    <style:style style:name="P91"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fo:font-weight="bold" officeooo:paragraph-rsid="00332c6e" style:font-weight-asian="bold"/>
    </style:style>
    <style:style style:name="P92"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4b19f1" style:font-weight-asian="bold"/>
    </style:style>
    <style:style style:name="P93" style:family="paragraph" style:parent-style-name="Standard">
      <style:paragraph-properties fo:margin-left="0cm" fo:margin-right="0cm" fo:text-indent="0cm" style:auto-text-indent="false"/>
      <style:text-properties officeooo:paragraph-rsid="001532cc"/>
    </style:style>
    <style:style style:name="P94" style:family="paragraph" style:parent-style-name="Standard">
      <style:paragraph-properties fo:margin-left="0cm" fo:margin-right="0cm" fo:text-indent="0cm" style:auto-text-indent="false" style:snap-to-layout-grid="false"/>
      <style:text-properties officeooo:rsid="0049dddc" officeooo:paragraph-rsid="0049dddc"/>
    </style:style>
    <style:style style:name="P95" style:family="paragraph" style:parent-style-name="Standard">
      <style:paragraph-properties fo:margin-left="0cm" fo:margin-right="0cm" fo:text-indent="0cm" style:auto-text-indent="false"/>
      <style:text-properties officeooo:paragraph-rsid="0049dddc"/>
    </style:style>
    <style:style style:name="P96" style:family="paragraph" style:parent-style-name="Standard">
      <style:paragraph-properties fo:margin-left="0cm" fo:margin-right="0cm" fo:text-indent="0cm" style:auto-text-indent="false"/>
      <style:text-properties officeooo:paragraph-rsid="0037bd11"/>
    </style:style>
    <style:style style:name="P97" style:family="paragraph" style:parent-style-name="Standard">
      <style:paragraph-properties fo:margin-left="0cm" fo:margin-right="0cm" fo:text-indent="0cm" style:auto-text-indent="false">
        <style:tab-stops>
          <style:tab-stop style:position="1.305cm"/>
          <style:tab-stop style:position="2.399cm"/>
        </style:tab-stops>
      </style:paragraph-properties>
      <style:text-properties officeooo:paragraph-rsid="0037bd11"/>
    </style:style>
    <style:style style:name="P98" style:family="paragraph" style:parent-style-name="Standard">
      <style:paragraph-properties fo:margin-left="0cm" fo:margin-right="0cm" fo:text-indent="0cm" style:auto-text-indent="false"/>
      <style:text-properties officeooo:paragraph-rsid="004b19f1"/>
    </style:style>
    <style:style style:name="P99" style:family="paragraph" style:parent-style-name="Standard">
      <style:paragraph-properties fo:margin-left="0cm" fo:margin-right="0cm" fo:text-indent="0cm" style:auto-text-indent="false"/>
      <style:text-properties style:font-name="Arial" fo:font-size="12pt" officeooo:paragraph-rsid="0035eca0" style:font-size-asian="12pt" style:font-size-complex="12pt"/>
    </style:style>
    <style:style style:name="P100" style:family="paragraph" style:parent-style-name="Standard">
      <style:paragraph-properties fo:margin-left="0cm" fo:margin-right="0cm" fo:text-indent="0cm" style:auto-text-indent="false"/>
      <style:text-properties style:font-name="Arial" fo:font-size="12pt" officeooo:paragraph-rsid="004e2bf8" style:font-size-asian="12pt" style:font-size-complex="12pt"/>
    </style:style>
    <style:style style:name="P101" style:family="paragraph" style:parent-style-name="Standard" style:list-style-name="L2">
      <style:paragraph-properties fo:margin-left="0cm" fo:margin-right="0cm" fo:margin-top="0.176cm" fo:margin-bottom="0cm" loext:contextual-spacing="false" fo:text-align="justify" style:justify-single-word="false" fo:orphans="2" fo:widows="2" fo:hyphenation-ladder-count="no-limit" fo:text-indent="0cm" style:auto-text-indent="false" style:writing-mode="lr-tb">
        <style:tab-stops>
          <style:tab-stop style:position="0cm"/>
        </style:tab-stops>
      </style:paragraph-properties>
      <style:text-properties fo:font-size="12pt" style:text-underline-style="none" fo:font-weight="normal" officeooo:rsid="00236285" officeooo:paragraph-rsid="003340ec" style:font-size-asian="12pt" style:font-weight-asian="normal" style:font-size-complex="12pt" style:font-weight-complex="normal" fo:hyphenate="false" fo:hyphenation-remain-char-count="2" fo:hyphenation-push-char-count="2"/>
    </style:style>
    <style:style style:name="P102" style:family="paragraph" style:parent-style-name="Standard">
      <style:paragraph-properties fo:margin-left="0cm" fo:margin-right="0cm" fo:margin-top="0.176cm" fo:margin-bottom="0cm" loext:contextual-spacing="false" fo:text-indent="0cm" style:auto-text-indent="false"/>
      <style:text-properties officeooo:paragraph-rsid="00490b60"/>
    </style:style>
    <style:style style:name="P103" style:family="paragraph" style:parent-style-name="Standard" style:list-style-name="WW8Num2">
      <style:paragraph-properties fo:margin-left="0cm" fo:margin-right="0cm" fo:margin-top="0.176cm" fo:margin-bottom="0cm" loext:contextual-spacing="false" fo:text-align="justify" style:justify-single-word="false" fo:text-indent="0cm" style:auto-text-indent="false">
        <style:tab-stops>
          <style:tab-stop style:position="0cm"/>
        </style:tab-stops>
      </style:paragraph-properties>
      <style:text-properties fo:font-size="12pt" fo:font-style="italic" style:text-underline-style="none" fo:font-weight="bold" officeooo:rsid="0035eca0" officeooo:paragraph-rsid="004b19f1" style:font-size-asian="12pt" style:font-style-asian="italic" style:font-weight-asian="bold" style:font-size-complex="12pt" style:font-style-complex="italic" style:font-weight-complex="bold"/>
    </style:style>
    <style:style style:name="P104" style:family="paragraph" style:parent-style-name="Standard">
      <style:paragraph-properties fo:margin-left="0cm" fo:margin-right="0cm" fo:margin-top="0.176cm" fo:margin-bottom="0cm" loext:contextual-spacing="false" fo:text-indent="0cm" style:auto-text-indent="false">
        <style:tab-stops>
          <style:tab-stop style:position="0cm"/>
        </style:tab-stops>
      </style:paragraph-properties>
      <style:text-properties fo:font-size="12pt" style:text-underline-style="none" fo:font-weight="normal" officeooo:rsid="0021e9c8" officeooo:paragraph-rsid="00371791" style:font-size-asian="12pt" style:font-weight-asian="normal" style:font-size-complex="12pt" style:font-weight-complex="normal"/>
    </style:style>
    <style:style style:name="P105" style:family="paragraph" style:parent-style-name="Standard">
      <style:paragraph-properties fo:margin-left="0cm" fo:margin-right="0cm" fo:margin-top="0.176cm" fo:margin-bottom="0cm" loext:contextual-spacing="false" fo:text-indent="0cm" style:auto-text-indent="false">
        <style:tab-stops>
          <style:tab-stop style:position="0cm"/>
        </style:tab-stops>
      </style:paragraph-properties>
      <style:text-properties fo:font-size="12pt" style:text-underline-style="none" fo:font-weight="normal" officeooo:rsid="00236285" officeooo:paragraph-rsid="00371791" style:font-size-asian="12pt" style:font-weight-asian="normal" style:font-size-complex="12pt" style:font-weight-complex="normal"/>
    </style:style>
    <style:style style:name="P106" style:family="paragraph" style:parent-style-name="Standard">
      <style:paragraph-properties fo:margin-left="0cm" fo:margin-right="0cm" fo:margin-top="0.3cm" fo:margin-bottom="0cm" loext:contextual-spacing="false" fo:text-align="center" style:justify-single-word="false" fo:text-indent="0cm" style:auto-text-indent="false"/>
      <style:text-properties fo:color="#ff0000" fo:font-style="italic" officeooo:paragraph-rsid="004791c3" style:font-style-asian="italic"/>
    </style:style>
    <style:style style:name="P107" style:family="paragraph" style:parent-style-name="Standard">
      <style:paragraph-properties fo:margin-left="0cm" fo:margin-right="0cm" fo:margin-top="0.3cm" fo:margin-bottom="0cm" loext:contextual-spacing="false" fo:text-indent="0cm" style:auto-text-indent="false"/>
      <style:text-properties officeooo:paragraph-rsid="0037bd11"/>
    </style:style>
    <style:style style:name="P108" style:family="paragraph" style:parent-style-name="Standard">
      <style:paragraph-properties fo:margin-left="0cm" fo:margin-right="0cm" fo:text-indent="0cm" style:auto-text-indent="false" fo:keep-with-next="always">
        <style:tab-stops>
          <style:tab-stop style:position="1.305cm"/>
          <style:tab-stop style:position="2.399cm"/>
        </style:tab-stops>
      </style:paragraph-properties>
      <style:text-properties officeooo:paragraph-rsid="0042be6f"/>
    </style:style>
    <style:style style:name="P109" style:family="paragraph" style:parent-style-name="Standard">
      <style:paragraph-properties fo:margin-left="0cm" fo:margin-right="0cm" fo:text-indent="0cm" style:auto-text-indent="false" fo:keep-with-next="always">
        <style:tab-stops>
          <style:tab-stop style:position="1.305cm"/>
          <style:tab-stop style:position="2.293cm"/>
        </style:tab-stops>
      </style:paragraph-properties>
      <style:text-properties officeooo:paragraph-rsid="004b321e"/>
    </style:style>
    <style:style style:name="P110" style:family="paragraph" style:parent-style-name="Standard">
      <style:paragraph-properties fo:margin-left="0cm" fo:margin-right="0cm" fo:text-align="justify" style:justify-single-word="false" fo:orphans="2" fo:widows="2" fo:hyphenation-ladder-count="no-limit" fo:text-indent="0cm" style:auto-text-indent="false" fo:keep-with-next="always" style:writing-mode="lr-tb">
        <style:tab-stops>
          <style:tab-stop style:position="1.296cm"/>
          <style:tab-stop style:position="2.408cm"/>
        </style:tab-stops>
      </style:paragraph-properties>
      <style:text-properties style:font-name="Arial" fo:font-size="12pt" fo:font-weight="normal" officeooo:rsid="001431b7" officeooo:paragraph-rsid="004b321e" style:font-size-asian="12pt" style:font-weight-asian="normal" style:font-size-complex="12pt" style:font-weight-complex="normal" fo:hyphenate="false" fo:hyphenation-remain-char-count="2" fo:hyphenation-push-char-count="2"/>
    </style:style>
    <style:style style:name="P111" style:family="paragraph" style:parent-style-name="Standard">
      <style:paragraph-properties fo:margin-left="0cm" fo:margin-right="0cm" fo:margin-top="0.199cm" fo:margin-bottom="0cm" loext:contextual-spacing="false" fo:text-indent="0cm" style:auto-text-indent="false"/>
      <style:text-properties style:font-name="Arial" fo:font-size="12pt" officeooo:paragraph-rsid="004e2bf8" style:font-size-asian="12pt" style:font-size-complex="12pt"/>
    </style:style>
    <style:style style:name="P112" style:family="paragraph" style:parent-style-name="Standard">
      <style:paragraph-properties fo:margin-left="0cm" fo:margin-right="0cm" fo:margin-top="0cm" fo:margin-bottom="0.199cm" loext:contextual-spacing="false" fo:text-indent="0cm" style:auto-text-indent="false"/>
      <style:text-properties style:font-name="Arial" fo:font-size="12pt" officeooo:paragraph-rsid="0035eca0" style:font-size-asian="12pt" style:font-size-complex="12pt"/>
    </style:style>
    <style:style style:name="P113" style:family="paragraph" style:parent-style-name="Standard" style:list-style-name="L2">
      <style:text-properties officeooo:paragraph-rsid="003340ec"/>
    </style:style>
    <style:style style:name="P114" style:family="paragraph" style:parent-style-name="Standard" style:list-style-name="L2">
      <style:text-properties fo:font-style="italic" officeooo:rsid="003340ec" officeooo:paragraph-rsid="003340ec" style:font-style-asian="italic" style:font-style-complex="italic"/>
    </style:style>
    <style:style style:name="P115" style:family="paragraph" style:parent-style-name="Standard" style:list-style-name="L2">
      <style:text-properties fo:font-style="italic" officeooo:rsid="00189d17" officeooo:paragraph-rsid="003340ec" style:font-style-asian="italic" style:font-style-complex="italic"/>
    </style:style>
    <style:style style:name="P116" style:family="paragraph" style:parent-style-name="Standard" style:list-style-name="L5">
      <style:text-properties officeooo:paragraph-rsid="0037bd11"/>
    </style:style>
    <style:style style:name="P117" style:family="paragraph" style:parent-style-name="Standard" style:list-style-name="L3" style:master-page-name="">
      <style:paragraph-properties fo:margin-left="0.801cm" fo:margin-right="0cm" fo:text-align="justify" style:justify-single-word="false" fo:orphans="2" fo:widows="2" fo:hyphenation-ladder-count="no-limit" fo:text-indent="-0.199cm" style:auto-text-indent="false" style:page-number="auto" style:writing-mode="lr-tb"/>
      <style:text-properties style:font-name="Arial" fo:font-size="12pt" officeooo:paragraph-rsid="0035eca0" style:font-size-asian="12pt" style:font-size-complex="12pt" fo:hyphenate="false" fo:hyphenation-remain-char-count="2" fo:hyphenation-push-char-count="2"/>
    </style:style>
    <style:style style:name="P118" style:family="paragraph" style:parent-style-name="Standard" style:list-style-name="L3">
      <style:paragraph-properties fo:margin-left="0.801cm" fo:margin-right="0cm" fo:text-align="justify" style:justify-single-word="false" fo:orphans="2" fo:widows="2" fo:hyphenation-ladder-count="no-limit" fo:text-indent="-0.199cm" style:auto-text-indent="false" style:writing-mode="lr-tb"/>
      <style:text-properties style:font-name="Arial" fo:font-size="12pt" fo:font-weight="normal" officeooo:rsid="001431b7" officeooo:paragraph-rsid="0035eca0" style:font-size-asian="12pt" style:font-weight-asian="normal" style:font-size-complex="12pt" style:font-weight-complex="normal" fo:hyphenate="false" fo:hyphenation-remain-char-count="2" fo:hyphenation-push-char-count="2"/>
    </style:style>
    <style:style style:name="P119" style:family="paragraph" style:parent-style-name="Standard" style:list-style-name="L3">
      <style:paragraph-properties fo:margin-left="0.801cm" fo:margin-right="0cm" fo:text-align="justify" style:justify-single-word="false" fo:orphans="2" fo:widows="2" fo:hyphenation-ladder-count="no-limit" fo:text-indent="-0.199cm" style:auto-text-indent="false" style:writing-mode="lr-tb"/>
      <style:text-properties style:font-name="Arial" fo:font-size="12pt" officeooo:paragraph-rsid="0035eca0" style:font-size-asian="12pt" style:font-size-complex="12pt" fo:hyphenate="false" fo:hyphenation-remain-char-count="2" fo:hyphenation-push-char-count="2"/>
    </style:style>
    <style:style style:name="P120" style:family="paragraph" style:parent-style-name="Standard" style:list-style-name="L3" style:master-page-name="">
      <style:paragraph-properties fo:margin-left="1cm" fo:margin-right="0cm" fo:text-align="justify" style:justify-single-word="false" fo:orphans="2" fo:widows="2" fo:hyphenation-ladder-count="no-limit" fo:text-indent="-0.199cm" style:auto-text-indent="false" style:page-number="auto" style:writing-mode="lr-tb"/>
      <style:text-properties style:font-name="Arial" fo:font-size="12pt" fo:font-weight="bold" officeooo:rsid="001431b7" officeooo:paragraph-rsid="0035eca0" style:font-size-asian="12pt" style:font-weight-asian="bold" style:font-size-complex="12pt" fo:hyphenate="false" fo:hyphenation-remain-char-count="2" fo:hyphenation-push-char-count="2"/>
    </style:style>
    <style:style style:name="P121" style:family="paragraph" style:parent-style-name="Standard" style:list-style-name="L4" style:master-page-name="">
      <style:paragraph-properties fo:margin-left="1cm" fo:margin-right="0cm" fo:text-align="justify" style:justify-single-word="false" fo:orphans="2" fo:widows="2" fo:hyphenation-ladder-count="no-limit" fo:text-indent="-0.199cm" style:auto-text-indent="false" style:page-number="auto" style:writing-mode="lr-tb"/>
      <style:text-properties style:font-name="Arial" fo:font-size="12pt" fo:font-weight="bold" officeooo:rsid="001431b7" officeooo:paragraph-rsid="0035eca0" style:font-size-asian="12pt" style:font-weight-asian="bold" style:font-size-complex="12pt" fo:hyphenate="false" fo:hyphenation-remain-char-count="2" fo:hyphenation-push-char-count="2"/>
    </style:style>
    <style:style style:name="P122" style:family="paragraph" style:parent-style-name="Standard" style:list-style-name="L4">
      <style:paragraph-properties fo:margin-left="1cm" fo:margin-right="0cm" fo:text-align="justify" style:justify-single-word="false" fo:orphans="2" fo:widows="2" fo:hyphenation-ladder-count="no-limit" fo:text-indent="-0.199cm" style:auto-text-indent="false" style:writing-mode="lr-tb"/>
      <style:text-properties style:font-name="Arial" fo:font-size="12pt" fo:font-weight="bold" officeooo:rsid="001431b7" officeooo:paragraph-rsid="0035eca0" style:font-size-asian="12pt" style:font-weight-asian="bold" style:font-size-complex="12pt" fo:hyphenate="false" fo:hyphenation-remain-char-count="2" fo:hyphenation-push-char-count="2"/>
    </style:style>
    <style:style style:name="P123" style:family="paragraph" style:parent-style-name="Standard">
      <style:paragraph-properties fo:margin-left="1cm" fo:margin-right="0cm" fo:text-align="justify" style:justify-single-word="false" fo:orphans="2" fo:widows="2" fo:hyphenation-ladder-count="no-limit" fo:text-indent="-0.199cm" style:auto-text-indent="false" style:writing-mode="lr-tb"/>
      <style:text-properties style:font-name="Arial" fo:font-size="12pt" fo:font-weight="bold" officeooo:rsid="001431b7" officeooo:paragraph-rsid="0035eca0" style:font-size-asian="12pt" style:font-weight-asian="bold" style:font-size-complex="12pt" fo:hyphenate="false" fo:hyphenation-remain-char-count="2" fo:hyphenation-push-char-count="2"/>
    </style:style>
    <style:style style:name="P124" style:family="paragraph" style:parent-style-name="Standard" style:list-style-name="L1" style:master-page-name="">
      <loext:graphic-properties draw:fill="none"/>
      <style:paragraph-properties fo:margin-left="0.101cm" fo:margin-right="0cm" fo:margin-top="0.176cm" fo:margin-bottom="0cm" loext:contextual-spacing="false" fo:text-align="justify" style:justify-single-word="false" fo:orphans="2" fo:widows="2" fo:hyphenation-ladder-count="no-limit" fo:text-indent="-0.6cm" style:auto-text-indent="false" style:page-number="auto" style:writing-mode="lr-tb">
        <style:tab-stops/>
      </style:paragraph-properties>
      <style:text-properties fo:font-size="12pt" style:text-underline-style="none" fo:font-weight="normal" officeooo:rsid="00236285" officeooo:paragraph-rsid="003ca8f6" style:font-size-asian="12pt" style:font-weight-asian="normal" style:font-size-complex="12pt" style:font-weight-complex="normal" fo:hyphenate="false" fo:hyphenation-remain-char-count="2" fo:hyphenation-push-char-count="2"/>
    </style:style>
    <style:style style:name="P125" style:family="paragraph" style:parent-style-name="Standard">
      <style:paragraph-properties fo:margin-left="2.498cm" fo:margin-right="0cm" fo:text-indent="-0.635cm" style:auto-text-indent="false"/>
      <style:text-properties officeooo:paragraph-rsid="003340ec"/>
    </style:style>
    <style:style style:name="P126" style:family="paragraph" style:parent-style-name="Standard" style:list-style-name="WW8Num2">
      <style:paragraph-properties fo:margin-top="0.176cm" fo:margin-bottom="0cm" loext:contextual-spacing="false" fo:text-align="justify" style:justify-single-word="false">
        <style:tab-stops>
          <style:tab-stop style:position="0cm"/>
        </style:tab-stops>
      </style:paragraph-properties>
      <style:text-properties fo:font-size="12pt" fo:font-style="italic" style:text-underline-style="none" fo:font-weight="bold" officeooo:rsid="0035eca0" officeooo:paragraph-rsid="004b19f1" style:font-size-asian="12pt" style:font-style-asian="italic" style:font-weight-asian="bold" style:font-size-complex="12pt" style:font-style-complex="italic" style:font-weight-complex="bold"/>
    </style:style>
    <style:style style:name="P127" style:family="paragraph" style:parent-style-name="Heading_20_1">
      <style:paragraph-properties>
        <style:tab-stops>
          <style:tab-stop style:position="0cm"/>
        </style:tab-stops>
      </style:paragraph-properties>
    </style:style>
    <style:style style:name="P128"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fo:font-size="12pt" officeooo:paragraph-rsid="0008c65f" style:font-size-asian="12pt" style:font-name-complex="Arial" style:font-size-complex="12pt"/>
    </style:style>
    <style:style style:name="P129" style:family="paragraph" style:parent-style-name="Heading_20_2">
      <style:paragraph-properties fo:text-align="center" style:justify-single-word="false" fo:keep-with-next="always">
        <style:tab-stops>
          <style:tab-stop style:position="0cm"/>
        </style:tab-stops>
      </style:paragraph-properties>
      <style:text-properties fo:font-size="10pt" style:font-size-asian="10pt" style:font-size-complex="10pt"/>
    </style:style>
    <style:style style:name="P130" style:family="paragraph" style:parent-style-name="Heading_20_3">
      <style:paragraph-properties>
        <style:tab-stops>
          <style:tab-stop style:position="0cm"/>
        </style:tab-stops>
      </style:paragraph-properties>
    </style:style>
    <style:style style:name="P131" style:family="paragraph" style:parent-style-name="Heading_20_3">
      <style:paragraph-properties>
        <style:tab-stops>
          <style:tab-stop style:position="0cm"/>
        </style:tab-stops>
      </style:paragraph-properties>
      <style:text-properties officeooo:paragraph-rsid="003163be"/>
    </style:style>
    <style:style style:name="P132" style:family="paragraph" style:parent-style-name="Heading_20_3">
      <style:paragraph-properties>
        <style:tab-stops>
          <style:tab-stop style:position="0cm"/>
        </style:tab-stops>
      </style:paragraph-properties>
      <style:text-properties fo:font-size="16pt" officeooo:rsid="001e5ddd" officeooo:paragraph-rsid="003163be" style:font-size-asian="16pt" style:font-size-complex="16pt"/>
    </style:style>
    <style:style style:name="P133" style:family="paragraph" style:parent-style-name="Heading_20_3">
      <style:text-properties style:text-underline-style="none" fo:font-weight="normal" officeooo:paragraph-rsid="003163be" style:font-weight-asian="normal" style:font-name-complex="Arial" style:font-weight-complex="normal"/>
    </style:style>
    <style:style style:name="P134" style:family="paragraph" style:parent-style-name="Heading_20_3">
      <style:text-properties style:text-underline-style="none" fo:font-weight="normal" officeooo:paragraph-rsid="00317817" style:font-weight-asian="normal" style:font-name-complex="Arial" style:font-weight-complex="normal"/>
    </style:style>
    <style:style style:name="P135" style:family="paragraph" style:parent-style-name="Heading_20_3">
      <style:paragraph-properties>
        <style:tab-stops>
          <style:tab-stop style:position="0cm"/>
        </style:tab-stops>
      </style:paragraph-properties>
      <style:text-properties style:text-underline-style="none" officeooo:paragraph-rsid="003163be"/>
    </style:style>
    <style:style style:name="P136" style:family="paragraph" style:parent-style-name="Heading_20_3">
      <style:paragraph-properties fo:text-align="center" style:justify-single-word="false"/>
      <style:text-properties fo:color="#000080" style:font-name="Courier New" fo:language="en" fo:country="US" style:text-underline-style="none" fo:font-weight="normal" officeooo:paragraph-rsid="003163be" style:font-weight-asian="normal" style:font-name-complex="Courier New" style:font-weight-complex="normal"/>
    </style:style>
    <style:style style:name="P137" style:family="paragraph" style:parent-style-name="Heading_20_3">
      <style:paragraph-properties fo:text-align="center" style:justify-single-word="false"/>
      <style:text-properties fo:color="#000080" style:font-name="Courier New" fo:language="en" fo:country="US" style:text-underline-style="none" fo:font-weight="normal" officeooo:paragraph-rsid="00317817" style:font-weight-asian="normal" style:font-name-complex="Courier New" style:font-weight-complex="normal"/>
    </style:style>
    <style:style style:name="P138" style:family="paragraph" style:parent-style-name="Heading_20_3">
      <style:paragraph-properties>
        <style:tab-stops>
          <style:tab-stop style:position="0cm"/>
        </style:tab-stops>
      </style:paragraph-properties>
      <style:text-properties fo:font-size="12pt" style:text-underline-style="none" fo:font-weight="normal" officeooo:rsid="0021e9c8" style:font-size-asian="12pt" style:font-weight-asian="normal" style:font-size-complex="12pt" style:font-weight-complex="normal"/>
    </style:style>
    <style:style style:name="P139" style:family="paragraph" style:parent-style-name="Heading_20_3">
      <style:text-properties officeooo:paragraph-rsid="004b19f1"/>
    </style:style>
    <style:style style:name="P140" style:family="paragraph" style:parent-style-name="Heading_20_3">
      <style:paragraph-properties fo:keep-with-next="always">
        <style:tab-stops>
          <style:tab-stop style:position="0cm"/>
        </style:tab-stops>
      </style:paragraph-properties>
      <style:text-properties style:text-underline-style="none" officeooo:paragraph-rsid="0008c65f"/>
    </style:style>
    <style:style style:name="P141" style:family="paragraph" style:parent-style-name="Heading_20_3">
      <style:paragraph-properties fo:break-before="page">
        <style:tab-stops>
          <style:tab-stop style:position="0cm"/>
        </style:tab-stops>
      </style:paragraph-properties>
      <style:text-properties fo:font-size="18pt" officeooo:rsid="001e5ddd" officeooo:paragraph-rsid="003163be" style:font-size-asian="18pt" style:font-size-complex="18pt"/>
    </style:style>
    <style:style style:name="P142" style:family="paragraph" style:parent-style-name="Heading_20_3">
      <style:paragraph-properties fo:break-before="page">
        <style:tab-stops>
          <style:tab-stop style:position="0cm"/>
        </style:tab-stops>
      </style:paragraph-properties>
      <style:text-properties fo:font-size="14pt" style:text-underline-style="none" fo:font-weight="bold" officeooo:rsid="001e5ddd" officeooo:paragraph-rsid="001e5ddd" style:font-size-asian="14pt" style:font-weight-asian="bold" style:font-size-complex="14pt" style:font-weight-complex="bold"/>
    </style:style>
    <style:style style:name="P143" style:family="paragraph" style:parent-style-name="Heading_20_3">
      <style:paragraph-properties fo:margin-left="0cm" fo:margin-right="0cm" fo:margin-top="0.176cm" fo:margin-bottom="0cm" loext:contextual-spacing="false" fo:text-indent="0cm" style:auto-text-indent="false">
        <style:tab-stops>
          <style:tab-stop style:position="0cm"/>
        </style:tab-stops>
      </style:paragraph-properties>
      <style:text-properties fo:font-size="16pt" style:text-underline-style="none" fo:font-weight="normal" officeooo:rsid="001e5ddd" officeooo:paragraph-rsid="00317817" style:font-size-asian="16pt" style:font-weight-asian="normal" style:font-size-complex="16pt" style:font-weight-complex="normal"/>
    </style:style>
    <style:style style:name="P144" style:family="paragraph" style:parent-style-name="Article">
      <style:paragraph-properties fo:margin-left="0.501cm" fo:margin-right="0cm" fo:text-indent="0cm" style:auto-text-indent="false">
        <style:tab-stops>
          <style:tab-stop style:position="0.501cm"/>
        </style:tab-stops>
      </style:paragraph-properties>
      <style:text-properties fo:font-size="10pt" style:font-size-asian="10pt" style:font-size-complex="10pt"/>
    </style:style>
    <style:style style:name="P145" style:family="paragraph" style:parent-style-name="Article">
      <style:paragraph-properties fo:margin-left="0.501cm" fo:margin-right="0cm" fo:text-indent="0cm" style:auto-text-indent="false">
        <style:tab-stops>
          <style:tab-stop style:position="0.501cm"/>
          <style:tab-stop style:position="1.499cm"/>
        </style:tab-stops>
      </style:paragraph-properties>
      <style:text-properties fo:font-size="10pt" style:font-size-asian="10pt" style:font-size-complex="10pt"/>
    </style:style>
    <style:style style:name="P146" style:family="paragraph" style:parent-style-name="Article">
      <style:paragraph-properties fo:margin-left="0.501cm" fo:margin-right="0cm" fo:text-indent="0cm" style:auto-text-indent="false">
        <style:tab-stops>
          <style:tab-stop style:position="0.501cm"/>
          <style:tab-stop style:position="1.499cm"/>
        </style:tab-stops>
      </style:paragraph-properties>
    </style:style>
    <style:style style:name="P147" style:family="paragraph" style:parent-style-name="ArticleNum" style:list-style-name="WW8Num2">
      <style:paragraph-properties fo:text-align="justify" style:justify-single-word="false">
        <style:tab-stops>
          <style:tab-stop style:position="0.501cm"/>
        </style:tab-stops>
      </style:paragraph-properties>
      <style:text-properties officeooo:paragraph-rsid="003ebe6a"/>
    </style:style>
    <style:style style:name="P148" style:family="paragraph" style:parent-style-name="ArticleNum">
      <style:paragraph-properties fo:text-align="justify" style:justify-single-word="false">
        <style:tab-stops>
          <style:tab-stop style:position="0.501cm"/>
        </style:tab-stops>
      </style:paragraph-properties>
      <style:text-properties officeooo:paragraph-rsid="003ebe6a"/>
    </style:style>
    <style:style style:name="P149" style:family="paragraph" style:parent-style-name="ArticleNum" style:list-style-name="WW8Num4">
      <style:paragraph-properties fo:text-align="justify" style:justify-single-word="false">
        <style:tab-stops>
          <style:tab-stop style:position="0.501cm"/>
        </style:tab-stops>
      </style:paragraph-properties>
      <style:text-properties officeooo:paragraph-rsid="004086a2"/>
    </style:style>
    <style:style style:name="P150" style:family="paragraph" style:parent-style-name="ArticleNum" style:list-style-name="WW8Num4">
      <style:paragraph-properties fo:text-align="justify" style:justify-single-word="false">
        <style:tab-stops>
          <style:tab-stop style:position="0.501cm"/>
        </style:tab-stops>
      </style:paragraph-properties>
      <style:text-properties officeooo:paragraph-rsid="0041d28d"/>
    </style:style>
    <style:style style:name="P151" style:family="paragraph" style:parent-style-name="ArticleNum">
      <style:paragraph-properties fo:text-align="justify" style:justify-single-word="false">
        <style:tab-stops>
          <style:tab-stop style:position="0.501cm"/>
        </style:tab-stops>
      </style:paragraph-properties>
      <style:text-properties officeooo:paragraph-rsid="004086a2"/>
    </style:style>
    <style:style style:name="P152" style:family="paragraph" style:parent-style-name="ArticleNum">
      <style:paragraph-properties fo:text-align="justify" style:justify-single-word="false">
        <style:tab-stops>
          <style:tab-stop style:position="0.501cm"/>
        </style:tab-stops>
      </style:paragraph-properties>
      <style:text-properties officeooo:paragraph-rsid="0041d28d"/>
    </style:style>
    <style:style style:name="P153" style:family="paragraph" style:parent-style-name="ArticleNum" style:list-style-name="WW8Num2">
      <style:paragraph-properties fo:text-align="justify" style:justify-single-word="false">
        <style:tab-stops>
          <style:tab-stop style:position="0.501cm"/>
        </style:tab-stops>
      </style:paragraph-properties>
      <style:text-properties officeooo:rsid="00352789" officeooo:paragraph-rsid="003ebe6a"/>
    </style:style>
    <style:style style:name="P154" style:family="paragraph" style:parent-style-name="ArticleNum" style:list-style-name="WW8Num2">
      <style:paragraph-properties fo:text-align="start" style:justify-single-word="false">
        <style:tab-stops>
          <style:tab-stop style:position="0.501cm"/>
        </style:tab-stops>
      </style:paragraph-properties>
      <style:text-properties officeooo:paragraph-rsid="003ebe6a"/>
    </style:style>
    <style:style style:name="P155" style:family="paragraph" style:parent-style-name="ArticleNum" style:list-style-name="WW8Num2">
      <style:paragraph-properties fo:text-align="start" style:justify-single-word="false">
        <style:tab-stops>
          <style:tab-stop style:position="0.501cm"/>
        </style:tab-stops>
      </style:paragraph-properties>
      <style:text-properties officeooo:rsid="003291e3" officeooo:paragraph-rsid="003ebe6a"/>
    </style:style>
    <style:style style:name="P156" style:family="paragraph" style:parent-style-name="ArticleNum" style:list-style-name="WW8Num2">
      <style:paragraph-properties fo:text-align="justify" style:justify-single-word="false">
        <style:tab-stops>
          <style:tab-stop style:position="0.501cm"/>
        </style:tab-stops>
      </style:paragraph-properties>
      <style:text-properties officeooo:rsid="001ebebb" officeooo:paragraph-rsid="003ebe6a"/>
    </style:style>
    <style:style style:name="P157" style:family="paragraph" style:parent-style-name="ArticleNum">
      <style:paragraph-properties fo:margin-left="0cm" fo:margin-right="0cm" fo:text-align="justify" style:justify-single-word="false" fo:text-indent="0cm" style:auto-text-indent="false">
        <style:tab-stops>
          <style:tab-stop style:position="0cm"/>
        </style:tab-stops>
      </style:paragraph-properties>
      <style:text-properties officeooo:paragraph-rsid="0042be6f"/>
    </style:style>
    <style:style style:name="P158" style:family="paragraph" style:parent-style-name="ArticleNum" style:list-style-name="WW8Num2" style:master-page-name="">
      <style:paragraph-properties fo:margin-left="0cm" fo:margin-right="0cm" fo:text-align="start" style:justify-single-word="false" fo:orphans="2" fo:widows="2" fo:hyphenation-ladder-count="no-limit" fo:text-indent="0cm" style:auto-text-indent="false" style:page-number="auto" style:writing-mode="lr-tb">
        <style:tab-stops>
          <style:tab-stop style:position="0.501cm"/>
        </style:tab-stops>
      </style:paragraph-properties>
      <style:text-properties officeooo:paragraph-rsid="003ebe6a" fo:hyphenate="false" fo:hyphenation-remain-char-count="2" fo:hyphenation-push-char-count="2"/>
    </style:style>
    <style:style style:name="P159" style:family="paragraph" style:parent-style-name="ArticleNum" style:list-style-name="WW8Num4" style:master-page-name="">
      <style:paragraph-properties fo:text-align="start" style:justify-single-word="false" style:page-number="auto">
        <style:tab-stops>
          <style:tab-stop style:position="0.501cm"/>
        </style:tab-stops>
      </style:paragraph-properties>
      <style:text-properties officeooo:paragraph-rsid="0026a6dd"/>
    </style:style>
    <style:style style:name="P160" style:family="paragraph" style:parent-style-name="ArticleNum" style:list-style-name="WW8Num2">
      <style:paragraph-properties fo:orphans="2" fo:widows="2" fo:hyphenation-ladder-count="no-limit" style:writing-mode="lr-tb">
        <style:tab-stops>
          <style:tab-stop style:position="0.501cm"/>
        </style:tab-stops>
      </style:paragraph-properties>
      <style:text-properties officeooo:paragraph-rsid="003ebe6a" fo:hyphenate="false" fo:hyphenation-remain-char-count="2" fo:hyphenation-push-char-count="2"/>
    </style:style>
    <style:style style:name="P161" style:family="paragraph" style:parent-style-name="western" style:list-style-name="WW8Num8">
      <style:paragraph-properties fo:margin-left="0.501cm" fo:margin-right="0cm" fo:margin-top="0.176cm" fo:margin-bottom="0cm" loext:contextual-spacing="false" fo:text-indent="0.25cm" style:auto-text-indent="false">
        <style:tab-stops/>
      </style:paragraph-properties>
      <style:text-properties officeooo:paragraph-rsid="00332c6e"/>
    </style:style>
    <style:style style:name="P162" style:family="paragraph" style:parent-style-name="western" style:list-style-name="WW8Num8" style:master-page-name="">
      <loext:graphic-properties draw:fill="none"/>
      <style:paragraph-properties fo:margin-left="1.3cm" fo:margin-right="0cm" fo:margin-top="0.176cm" fo:margin-bottom="0cm" loext:contextual-spacing="false" fo:text-align="justify" style:justify-single-word="false" fo:orphans="2" fo:widows="2" fo:text-indent="-0.499cm" style:auto-text-indent="false" style:page-number="auto" style:writing-mode="lr-tb">
        <style:tab-stops/>
      </style:paragraph-properties>
      <style:text-properties officeooo:paragraph-rsid="00332c6e"/>
    </style:style>
    <style:style style:name="P163" style:family="paragraph" style:parent-style-name="western" style:list-style-name="WW8Num8" style:master-page-name="">
      <loext:graphic-properties draw:fill="none"/>
      <style:paragraph-properties fo:margin-left="1.3cm" fo:margin-right="0cm" fo:margin-top="0.176cm" fo:margin-bottom="0cm" loext:contextual-spacing="false" fo:text-align="justify" style:justify-single-word="false" fo:orphans="2" fo:widows="2" fo:hyphenation-ladder-count="no-limit" fo:text-indent="-0.499cm" style:auto-text-indent="false" style:page-number="auto" style:writing-mode="lr-tb">
        <style:tab-stops/>
      </style:paragraph-properties>
      <style:text-properties officeooo:paragraph-rsid="00332c6e" fo:hyphenate="false" fo:hyphenation-remain-char-count="2" fo:hyphenation-push-char-count="2"/>
    </style:style>
    <style:style style:name="P164" style:family="paragraph" style:parent-style-name="western" style:list-style-name="WW8Num8" style:master-page-name="">
      <loext:graphic-properties draw:fill="none"/>
      <style:paragraph-properties fo:margin-top="0.176cm" fo:margin-bottom="0cm" loext:contextual-spacing="false" fo:text-align="justify" style:justify-single-word="false" fo:orphans="2" fo:widows="2" style:page-number="auto" style:writing-mode="lr-tb">
        <style:tab-stops/>
      </style:paragraph-properties>
      <style:text-properties officeooo:paragraph-rsid="003340ec"/>
    </style:style>
    <style:style style:name="P165" style:family="paragraph" style:parent-style-name="western">
      <style:paragraph-properties fo:margin-left="0cm" fo:margin-right="0cm" fo:margin-top="0.176cm" fo:margin-bottom="0cm" loext:contextual-spacing="false" fo:text-indent="0cm" style:auto-text-indent="false"/>
      <style:text-properties fo:font-weight="bold" officeooo:paragraph-rsid="004b19f1" style:font-weight-asian="bold" style:font-weight-complex="bold"/>
    </style:style>
    <style:style style:name="P166" style:family="paragraph" style:parent-style-name="western">
      <style:paragraph-properties fo:margin-left="0cm" fo:margin-right="0cm" fo:margin-top="0.176cm" fo:margin-bottom="0cm" loext:contextual-spacing="false" fo:text-indent="0cm" style:auto-text-indent="false"/>
      <style:text-properties fo:font-weight="bold" officeooo:rsid="004b19f1" officeooo:paragraph-rsid="004b19f1" style:font-weight-asian="bold" style:font-weight-complex="bold"/>
    </style:style>
    <style:style style:name="P167" style:family="paragraph" style:parent-style-name="western">
      <style:paragraph-properties fo:margin-left="0cm" fo:margin-right="0cm" fo:margin-top="0.176cm" fo:margin-bottom="0cm" loext:contextual-spacing="false" fo:text-align="justify" style:justify-single-word="false" fo:orphans="2" fo:widows="2" fo:hyphenation-ladder-count="no-limit" fo:text-indent="0cm" style:auto-text-indent="false" style:writing-mode="lr-tb"/>
      <style:text-properties style:font-name="Arial" fo:font-size="12pt" fo:font-weight="bold" officeooo:rsid="004b19f1" officeooo:paragraph-rsid="004b19f1" style:font-size-asian="12pt" style:font-weight-asian="bold" style:font-size-complex="12pt" style:font-weight-complex="bold" fo:hyphenate="false" fo:hyphenation-remain-char-count="2" fo:hyphenation-push-char-count="2"/>
    </style:style>
    <style:style style:name="P168" style:family="paragraph" style:parent-style-name="western" style:master-page-name="">
      <style:paragraph-properties fo:margin-left="0cm" fo:margin-right="0cm" fo:margin-top="0.18cm" fo:margin-bottom="0.199cm" loext:contextual-spacing="false" fo:text-align="justify" style:justify-single-word="false" fo:orphans="2" fo:widows="2" fo:text-indent="0cm" style:auto-text-indent="false" style:page-number="auto" style:writing-mode="lr-tb"/>
      <style:text-properties officeooo:paragraph-rsid="0035eca0"/>
    </style:style>
    <style:style style:name="T1" style:family="text">
      <style:text-properties fo:font-size="11pt" style:font-size-asian="11pt" style:font-size-complex="11pt"/>
    </style:style>
    <style:style style:name="T2" style:family="text">
      <style:text-properties style:text-position="super 58%" fo:font-size="11pt" style:font-size-asian="11pt" style:font-size-complex="11pt"/>
    </style:style>
    <style:style style:name="T3" style:family="text">
      <style:text-properties style:text-position="super 58%" fo:font-size="12pt" style:text-underline-style="solid" style:text-underline-width="auto" style:text-underline-color="font-color" fo:font-weight="bold" officeooo:rsid="00197834" style:font-size-asian="12pt" style:font-weight-asian="bold" style:font-size-complex="12pt" style:font-weight-complex="bold"/>
    </style:style>
    <style:style style:name="T4" style:family="text">
      <style:text-properties style:text-position="super 58%" fo:font-size="12pt" style:text-underline-style="solid" style:text-underline-width="auto" style:text-underline-color="font-color" fo:font-weight="bold" officeooo:rsid="00317817" style:font-size-asian="12pt" style:font-weight-asian="bold" style:font-size-complex="12pt" style:font-weight-complex="bold"/>
    </style:style>
    <style:style style:name="T5" style:family="text">
      <style:text-properties officeooo:rsid="001f790e"/>
    </style:style>
    <style:style style:name="T6" style:family="text">
      <style:text-properties officeooo:rsid="001ad07a"/>
    </style:style>
    <style:style style:name="T7" style:family="text">
      <style:text-properties officeooo:rsid="0001ae8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431b7" style:font-weight-asian="bold" style:font-weight-complex="bold"/>
    </style:style>
    <style:style style:name="T11" style:family="text">
      <style:text-properties fo:font-weight="bold" officeooo:rsid="0023d0e4" style:font-weight-asian="bold" style:font-weight-complex="bold"/>
    </style:style>
    <style:style style:name="T12" style:family="text">
      <style:text-properties fo:font-weight="bold" officeooo:rsid="002ca528" style:font-weight-asian="bold" style:font-weight-complex="bold"/>
    </style:style>
    <style:style style:name="T13" style:family="text">
      <style:text-properties fo:font-weight="bold" officeooo:rsid="0021d467" style:font-weight-asian="bold"/>
    </style:style>
    <style:style style:name="T14" style:family="text">
      <style:text-properties fo:font-weight="bold" officeooo:rsid="0035eca0" style:font-weight-asian="bold"/>
    </style:style>
    <style:style style:name="T15" style:family="text">
      <style:text-properties style:text-underline-style="solid" style:text-underline-width="auto" style:text-underline-color="font-color" fo:font-weight="bold" officeooo:rsid="0022044f" style:font-size-asian="12pt" style:font-weight-asian="bold" style:font-size-complex="12pt" style:font-weight-complex="normal"/>
    </style:style>
    <style:style style:name="T16" style:family="text">
      <style:text-properties style:text-underline-style="solid" style:text-underline-width="auto" style:text-underline-color="font-color" fo:font-weight="bold" officeooo:rsid="0021e9c8" style:font-size-asian="12pt" style:font-weight-asian="bold" style:font-size-complex="12pt" style:font-weight-complex="normal"/>
    </style:style>
    <style:style style:name="T17" style:family="text">
      <style:text-properties style:text-underline-style="solid" style:text-underline-width="auto" style:text-underline-color="font-color" fo:font-weight="bold" officeooo:rsid="0035eca0" style:font-size-asian="12pt" style:font-weight-asian="bold" style:font-size-complex="12pt" style:font-weight-complex="normal"/>
    </style:style>
    <style:style style:name="T18" style:family="text">
      <style:text-properties style:text-underline-style="solid" style:text-underline-width="auto" style:text-underline-color="font-color" fo:font-weight="bold" officeooo:rsid="002ce070" style:font-size-asian="12pt" style:font-weight-asian="bold" style:font-size-complex="12pt" style:font-weight-complex="normal"/>
    </style:style>
    <style:style style:name="T19" style:family="text">
      <style:text-properties style:text-underline-style="solid" style:text-underline-width="auto" style:text-underline-color="font-color" fo:font-weight="bold" officeooo:rsid="003ebe6a" style:font-size-asian="12pt" style:font-weight-asian="bold" style:font-size-complex="12pt" style:font-weight-complex="normal"/>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solid" style:text-underline-width="auto" style:text-underline-color="font-color" fo:font-weight="bold" officeooo:rsid="002732cf" style:font-weight-asian="bold"/>
    </style:style>
    <style:style style:name="T22" style:family="text">
      <style:text-properties style:text-underline-style="solid" style:text-underline-width="auto" style:text-underline-color="font-color" fo:font-weight="bold" officeooo:rsid="0035eca0" style:font-weight-asian="bold"/>
    </style:style>
    <style:style style:name="T23" style:family="text">
      <style:text-properties fo:font-style="italic" fo:font-weight="bold" style:font-style-asian="italic" style:font-weight-asian="bold"/>
    </style:style>
    <style:style style:name="T24" style:family="text">
      <style:text-properties fo:font-style="italic" style:font-style-asian="italic" style:font-style-complex="italic"/>
    </style:style>
    <style:style style:name="T25" style:family="text">
      <style:text-properties fo:font-style="italic" officeooo:rsid="002aa19b" style:font-style-asian="italic" style:font-style-complex="italic"/>
    </style:style>
    <style:style style:name="T26" style:family="text">
      <style:text-properties fo:font-style="italic" officeooo:rsid="0041d28d" style:font-style-asian="italic" style:font-style-complex="italic"/>
    </style:style>
    <style:style style:name="T27" style:family="text">
      <style:text-properties fo:font-style="italic" officeooo:rsid="003cdbad" style:font-style-asian="italic" style:font-style-complex="italic"/>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0011a778" style:font-style-asian="italic" style:font-style-complex="italic"/>
    </style:style>
    <style:style style:name="T32" style:family="text">
      <style:text-properties fo:language="de" fo:country="DE"/>
    </style:style>
    <style:style style:name="T33" style:family="text">
      <style:text-properties fo:language="de" fo:country="DE" officeooo:rsid="0044b6ff"/>
    </style:style>
    <style:style style:name="T34" style:family="text">
      <style:text-properties fo:language="de" fo:country="DE" fo:font-weight="normal" officeooo:rsid="0044b6ff" style:font-weight-asian="normal" style:font-weight-complex="normal"/>
    </style:style>
    <style:style style:name="T35" style:family="text">
      <style:text-properties fo:language="de" fo:country="DE" fo:font-weight="normal" officeooo:rsid="0039f3a6" style:font-weight-asian="normal" style:font-weight-complex="normal"/>
    </style:style>
    <style:style style:name="T36" style:family="text">
      <style:text-properties fo:language="de" fo:country="DE" fo:font-weight="normal" officeooo:rsid="00461b33" style:font-weight-asian="normal" style:font-weight-complex="normal"/>
    </style:style>
    <style:style style:name="T37" style:family="text">
      <style:text-properties fo:color="#000000" style:font-name="Arial"/>
    </style:style>
    <style:style style:name="T38" style:family="text">
      <style:text-properties fo:color="#000000" style:font-name="Arial" fo:font-style="italic" style:font-style-asian="italic" style:font-style-complex="italic"/>
    </style:style>
    <style:style style:name="T39" style:family="text">
      <style:text-properties fo:color="#000000" style:font-name="Arial" fo:font-style="italic" officeooo:rsid="0011a778" style:font-style-asian="italic" style:font-style-complex="italic"/>
    </style:style>
    <style:style style:name="T40" style:family="text">
      <style:text-properties fo:color="#000000" style:font-name="Arial" fo:font-style="italic" officeooo:rsid="00162d89" style:font-style-asian="italic" style:font-style-complex="italic"/>
    </style:style>
    <style:style style:name="T41" style:family="text">
      <style:text-properties fo:color="#000000" style:font-name="Arial" fo:font-style="italic" officeooo:rsid="001a9202" style:font-style-asian="italic" style:font-style-complex="italic"/>
    </style:style>
    <style:style style:name="T42" style:family="text">
      <style:text-properties fo:color="#000000" style:font-name="Arial" fo:font-style="italic" officeooo:rsid="0035eca0" style:font-style-asian="italic" style:font-style-complex="italic"/>
    </style:style>
    <style:style style:name="T43" style:family="text">
      <style:text-properties fo:color="#000000" style:font-name="Arial" fo:font-style="italic" style:text-underline-style="solid" style:text-underline-width="auto" style:text-underline-color="font-color" officeooo:rsid="0011a778" style:font-style-asian="italic" style:font-style-complex="italic"/>
    </style:style>
    <style:style style:name="T44" style:family="text">
      <style:text-properties fo:color="#000000" style:font-name="Arial" officeooo:rsid="000f1bae"/>
    </style:style>
    <style:style style:name="T45" style:family="text">
      <style:text-properties fo:color="#000000" style:font-name="Arial" officeooo:rsid="002a5edf"/>
    </style:style>
    <style:style style:name="T46" style:family="text">
      <style:text-properties fo:color="#000000" style:font-name="Arial" style:text-underline-style="none" fo:font-weight="normal" style:font-weight-asian="normal" style:font-name-complex="Arial" style:font-weight-complex="normal"/>
    </style:style>
    <style:style style:name="T47" style:family="text">
      <style:text-properties fo:color="#000000" style:font-name="Arial" fo:font-size="8pt" fo:font-style="normal" officeooo:rsid="00197834" style:font-size-asian="7pt" style:font-style-asian="normal" style:font-size-complex="8pt" style:font-style-complex="normal"/>
    </style:style>
    <style:style style:name="T48" style:family="text">
      <style:text-properties fo:color="#000000" style:font-name="Arial" fo:font-size="14pt" fo:language="en" fo:country="US" fo:font-style="italic" fo:font-weight="bold" style:font-size-asian="14pt" style:font-style-asian="italic" style:font-weight-asian="bold" style:font-size-complex="14pt" style:font-style-complex="italic" style:font-weight-complex="bold"/>
    </style:style>
    <style:style style:name="T49" style:family="text">
      <style:text-properties fo:color="#000000" style:font-name="Arial" fo:font-size="14pt" fo:language="en" fo:country="US" fo:font-style="italic" fo:font-weight="bold" officeooo:rsid="00162d89" style:font-size-asian="14pt" style:font-style-asian="italic" style:font-weight-asian="bold" style:font-size-complex="14pt" style:font-style-complex="italic" style:font-weight-complex="bold"/>
    </style:style>
    <style:style style:name="T50" style:family="text">
      <style:text-properties fo:color="#000000" style:font-name="Arial" fo:font-size="14pt" fo:language="en" fo:country="US" fo:font-style="italic" fo:font-weight="bold" officeooo:rsid="003340ec" style:font-size-asian="14pt" style:font-style-asian="italic" style:font-weight-asian="bold" style:font-size-complex="14pt" style:font-style-complex="italic" style:font-weight-complex="bold"/>
    </style:style>
    <style:style style:name="T51" style:family="text">
      <style:text-properties fo:color="#000000" style:font-name="Arial" fo:font-size="14pt" fo:language="en" fo:country="US" fo:font-style="italic" fo:font-weight="bold" officeooo:rsid="00352789" style:font-size-asian="14pt" style:font-style-asian="italic" style:font-weight-asian="bold" style:font-size-complex="14pt" style:font-style-complex="italic" style:font-weight-complex="bold"/>
    </style:style>
    <style:style style:name="T52" style:family="text">
      <style:text-properties fo:color="#000000" style:font-name="Arial" fo:font-size="14pt" fo:language="en" fo:country="US" fo:font-style="italic" fo:font-weight="bold" officeooo:rsid="0032ce93" style:font-size-asian="14pt" style:font-style-asian="italic" style:font-weight-asian="bold" style:font-size-complex="14pt" style:font-style-complex="italic" style:font-weight-complex="bold"/>
    </style:style>
    <style:style style:name="T53" style:family="text">
      <style:text-properties fo:color="#000000" style:font-name="Arial" fo:font-size="14pt" fo:language="en" fo:country="US" fo:font-style="italic" style:font-size-asian="14pt" style:font-style-asian="italic" style:font-size-complex="14pt" style:font-style-complex="italic"/>
    </style:style>
    <style:style style:name="T54" style:family="text">
      <style:text-properties fo:color="#000000" style:font-name="Arial" fo:font-size="12pt" style:text-underline-style="none" fo:font-weight="normal" officeooo:rsid="0021e9c8" style:font-size-asian="12pt" style:font-weight-asian="normal" style:font-size-complex="12pt" style:font-weight-complex="normal"/>
    </style:style>
    <style:style style:name="T55" style:family="text">
      <style:text-properties fo:color="#000000" style:font-name="Arial" fo:font-size="12pt" style:text-underline-style="none" fo:font-weight="normal" officeooo:rsid="0026a6dd" style:font-size-asian="12pt" style:font-weight-asian="normal" style:font-size-complex="12pt" style:font-weight-complex="normal"/>
    </style:style>
    <style:style style:name="T56" style:family="text">
      <style:text-properties fo:color="#000000" style:font-name="Arial" fo:font-size="12pt" style:text-underline-style="none" fo:font-weight="normal" officeooo:rsid="001f411c" style:font-size-asian="12pt" style:font-weight-asian="normal" style:font-size-complex="12pt" style:font-weight-complex="normal"/>
    </style:style>
    <style:style style:name="T57" style:family="text">
      <style:text-properties fo:color="#000000" style:font-name="Arial" fo:font-size="12pt" style:text-underline-style="none" fo:font-weight="normal" officeooo:rsid="0032ce93" style:font-size-asian="12pt" style:font-weight-asian="normal" style:font-size-complex="12pt" style:font-weight-complex="normal"/>
    </style:style>
    <style:style style:name="T58" style:family="text">
      <style:text-properties fo:color="#000000" style:font-name="Arial" fo:font-size="12pt" style:text-underline-style="none" fo:font-weight="normal" officeooo:rsid="003706c5" style:font-size-asian="12pt" style:font-weight-asian="normal" style:font-size-complex="12pt" style:font-weight-complex="normal"/>
    </style:style>
    <style:style style:name="T59" style:family="text">
      <style:text-properties fo:color="#000000" style:font-name="Arial" fo:font-size="12pt" style:text-underline-style="none" fo:font-weight="normal" officeooo:rsid="001b2fe0" style:font-size-asian="12pt" style:font-weight-asian="normal" style:font-size-complex="12pt" style:font-weight-complex="normal"/>
    </style:style>
    <style:style style:name="T60" style:family="text">
      <style:text-properties fo:color="#000000" style:font-name="Arial" fo:font-size="12pt" style:text-underline-style="none" fo:font-weight="normal" officeooo:rsid="00180911" style:font-size-asian="12pt" style:font-weight-asian="normal" style:font-size-complex="12pt" style:font-weight-complex="normal"/>
    </style:style>
    <style:style style:name="T61" style:family="text">
      <style:text-properties fo:color="#000000" style:font-name="Arial" fo:font-size="12pt" style:text-underline-style="none" fo:font-weight="normal" officeooo:rsid="002d65be" style:font-size-asian="12pt" style:font-weight-asian="normal" style:font-size-complex="12pt" style:font-weight-complex="normal"/>
    </style:style>
    <style:style style:name="T62" style:family="text">
      <style:text-properties fo:color="#000000" style:font-name="Arial" fo:font-size="12pt" style:text-underline-style="none" fo:font-weight="normal" officeooo:rsid="001ba6c7" style:font-size-asian="12pt" style:font-weight-asian="normal" style:font-size-complex="12pt" style:font-weight-complex="normal"/>
    </style:style>
    <style:style style:name="T63" style:family="text">
      <style:text-properties fo:color="#000000" officeooo:rsid="002a5edf"/>
    </style:style>
    <style:style style:name="T64" style:family="text">
      <style:text-properties style:use-window-font-color="true" style:font-name="Arial" fo:font-size="12pt" fo:language="fr" fo:country="FR" style:font-name-asian="Times" style:font-size-asian="12pt" style:language-asian="zxx" style:country-asian="none" style:font-name-complex="Times" style:font-size-complex="12pt" style:language-complex="ar" style:country-complex="SA"/>
    </style:style>
    <style:style style:name="T65" style:family="text">
      <style:text-properties officeooo:rsid="0029c251"/>
    </style:style>
    <style:style style:name="T66" style:family="text">
      <style:text-properties officeooo:rsid="000a8476"/>
    </style:style>
    <style:style style:name="T67" style:family="text">
      <style:text-properties officeooo:rsid="000e3162"/>
    </style:style>
    <style:style style:name="T68" style:family="text">
      <style:text-properties fo:font-size="10pt" style:font-size-asian="10pt" style:font-size-complex="10pt"/>
    </style:style>
    <style:style style:name="T69" style:family="text">
      <style:text-properties fo:font-size="10pt" officeooo:rsid="0002bf1f" style:font-size-asian="10pt" style:font-size-complex="10pt"/>
    </style:style>
    <style:style style:name="T70" style:family="text">
      <style:text-properties fo:font-size="10pt" officeooo:rsid="0010aefe" style:font-size-asian="10pt" style:font-size-complex="10pt"/>
    </style:style>
    <style:style style:name="T71" style:family="text">
      <style:text-properties fo:font-size="10pt" officeooo:rsid="002c376b" style:font-size-asian="10pt" style:font-size-complex="10pt"/>
    </style:style>
    <style:style style:name="T72" style:family="text">
      <style:text-properties fo:font-size="10pt" officeooo:rsid="0010aefe" style:font-size-asian="10pt"/>
    </style:style>
    <style:style style:name="T73" style:family="text">
      <style:text-properties fo:font-size="10pt" fo:font-weight="bold" style:font-size-asian="10pt" style:font-weight-asian="bold" style:font-size-complex="10pt"/>
    </style:style>
    <style:style style:name="T74" style:family="text">
      <style:text-properties fo:font-size="10pt" fo:language="en" fo:country="US" style:font-size-asian="10pt" style:font-size-complex="10pt"/>
    </style:style>
    <style:style style:name="T75" style:family="text">
      <style:text-properties fo:font-weight="normal" style:font-weight-asian="normal" style:font-weight-complex="normal"/>
    </style:style>
    <style:style style:name="T76" style:family="text">
      <style:text-properties fo:font-weight="normal" officeooo:rsid="002a9fd1" style:font-weight-asian="normal" style:font-weight-complex="normal"/>
    </style:style>
    <style:style style:name="T77" style:family="text">
      <style:text-properties fo:font-weight="normal" officeooo:rsid="002ccc19" style:font-weight-asian="normal" style:font-weight-complex="normal"/>
    </style:style>
    <style:style style:name="T78" style:family="text">
      <style:text-properties fo:font-weight="normal" officeooo:rsid="001431b7" style:font-weight-asian="normal" style:font-weight-complex="normal"/>
    </style:style>
    <style:style style:name="T79" style:family="text">
      <style:text-properties fo:font-weight="normal" officeooo:rsid="00256eb0" style:font-weight-asian="normal" style:font-weight-complex="normal"/>
    </style:style>
    <style:style style:name="T80" style:family="text">
      <style:text-properties fo:font-weight="normal" officeooo:rsid="002ca528" style:font-weight-asian="normal" style:font-weight-complex="normal"/>
    </style:style>
    <style:style style:name="T81" style:family="text">
      <style:text-properties officeooo:rsid="000fe430"/>
    </style:style>
    <style:style style:name="T82" style:family="text">
      <style:text-properties officeooo:rsid="0010aefe"/>
    </style:style>
    <style:style style:name="T83" style:family="text">
      <style:text-properties officeooo:rsid="001431b7"/>
    </style:style>
    <style:style style:name="T84" style:family="text">
      <style:text-properties officeooo:rsid="001532cc"/>
    </style:style>
    <style:style style:name="T85" style:family="text">
      <style:text-properties officeooo:rsid="00162d89"/>
    </style:style>
    <style:style style:name="T86" style:family="text">
      <style:text-properties officeooo:rsid="0017eec5"/>
    </style:style>
    <style:style style:name="T87" style:family="text">
      <style:text-properties officeooo:rsid="00189d17"/>
    </style:style>
    <style:style style:name="T88" style:family="text">
      <style:text-properties fo:font-style="normal" officeooo:rsid="001c03c7" style:font-style-asian="normal" style:font-style-complex="normal"/>
    </style:style>
    <style:style style:name="T89" style:family="text">
      <style:text-properties fo:font-style="normal" officeooo:rsid="000d3d36" style:font-style-asian="normal" style:font-style-complex="normal"/>
    </style:style>
    <style:style style:name="T90" style:family="text">
      <style:text-properties fo:font-style="normal" officeooo:rsid="002d65be" style:font-style-asian="normal" style:font-style-complex="normal"/>
    </style:style>
    <style:style style:name="T91" style:family="text">
      <style:text-properties fo:font-style="normal" officeooo:rsid="002dcbe0" style:font-style-asian="normal" style:font-style-complex="normal"/>
    </style:style>
    <style:style style:name="T92" style:family="text">
      <style:text-properties fo:font-style="normal" officeooo:rsid="003cdbad" style:font-style-asian="normal" style:font-style-complex="normal"/>
    </style:style>
    <style:style style:name="T93" style:family="text">
      <style:text-properties officeooo:rsid="001cc707"/>
    </style:style>
    <style:style style:name="T94" style:family="text">
      <style:text-properties style:font-name="Arial" officeooo:rsid="001cc707"/>
    </style:style>
    <style:style style:name="T95" style:family="text">
      <style:text-properties style:font-name="Arial" fo:font-size="12pt" fo:font-style="normal" style:text-underline-style="none" fo:font-weight="normal" officeooo:rsid="00236285" style:font-size-asian="12pt" style:font-style-asian="normal" style:font-weight-asian="normal" style:font-size-complex="12pt" style:font-style-complex="normal" style:font-weight-complex="normal"/>
    </style:style>
    <style:style style:name="T96" style:family="text">
      <style:text-properties style:font-name="Arial" fo:font-size="12pt" fo:font-style="normal" style:text-underline-style="none" fo:font-weight="normal" officeooo:rsid="001f411c" style:font-size-asian="12pt" style:font-style-asian="normal" style:font-weight-asian="normal" style:font-size-complex="12pt" style:font-style-complex="normal" style:font-weight-complex="normal"/>
    </style:style>
    <style:style style:name="T97" style:family="text">
      <style:text-properties style:font-name="Arial" fo:font-size="12pt" fo:font-style="normal" style:text-underline-style="none" fo:font-weight="normal" officeooo:rsid="0032ce93" style:font-size-asian="12pt" style:font-style-asian="normal" style:font-weight-asian="normal" style:font-size-complex="12pt" style:font-style-complex="normal" style:font-weight-complex="normal"/>
    </style:style>
    <style:style style:name="T98" style:family="text">
      <style:text-properties style:font-name="Arial" fo:font-size="12pt" fo:font-style="normal" style:text-underline-style="none" fo:font-weight="normal" officeooo:rsid="003706c5" style:font-size-asian="12pt" style:font-style-asian="normal" style:font-weight-asian="normal" style:font-size-complex="12pt" style:font-style-complex="normal" style:font-weight-complex="normal"/>
    </style:style>
    <style:style style:name="T99" style:family="text">
      <style:text-properties style:font-name="Arial" fo:font-size="12pt" fo:font-style="normal" style:text-underline-style="none" fo:font-weight="normal" officeooo:rsid="0036dbcc" style:font-size-asian="12pt" style:font-style-asian="normal" style:font-weight-asian="normal" style:font-size-complex="12pt" style:font-style-complex="normal" style:font-weight-complex="normal"/>
    </style:style>
    <style:style style:name="T100" style:family="text">
      <style:text-properties style:font-name="Arial" fo:font-size="12pt" fo:font-style="normal" style:text-underline-style="none" fo:font-weight="normal" officeooo:rsid="0021e9c8" style:font-size-asian="12pt" style:font-style-asian="normal" style:font-weight-asian="normal" style:font-size-complex="12pt" style:font-style-complex="normal" style:font-weight-complex="normal"/>
    </style:style>
    <style:style style:name="T101" style:family="text">
      <style:text-properties style:font-name="Arial" fo:font-size="12pt" fo:font-style="normal" style:text-underline-style="none" fo:font-weight="normal" officeooo:rsid="001ba6c7" style:font-size-asian="12pt" style:font-style-asian="normal" style:font-weight-asian="normal" style:font-size-complex="12pt" style:font-style-complex="normal" style:font-weight-complex="normal"/>
    </style:style>
    <style:style style:name="T102" style:family="text">
      <style:text-properties style:font-name="Arial" fo:font-size="12pt" fo:font-style="normal" style:text-underline-style="none" fo:font-weight="normal" officeooo:rsid="001b2fe0" style:font-size-asian="12pt" style:font-style-asian="normal" style:font-weight-asian="normal" style:font-size-complex="12pt" style:font-style-complex="normal" style:font-weight-complex="normal"/>
    </style:style>
    <style:style style:name="T103" style:family="text">
      <style:text-properties style:font-name="Arial" fo:font-size="12pt" fo:font-style="italic" style:text-underline-style="none" fo:font-weight="normal" officeooo:rsid="00236285" style:font-size-asian="12pt" style:font-style-asian="italic" style:font-weight-asian="normal" style:font-size-complex="12pt" style:font-style-complex="italic" style:font-weight-complex="normal"/>
    </style:style>
    <style:style style:name="T104" style:family="text">
      <style:text-properties fo:font-size="12pt" style:text-underline-style="solid" style:text-underline-width="auto" style:text-underline-color="font-color" fo:font-weight="bold" officeooo:rsid="00197834" style:font-size-asian="12pt" style:font-weight-asian="bold" style:font-size-complex="12pt" style:font-weight-complex="bold"/>
    </style:style>
    <style:style style:name="T105" style:family="text">
      <style:text-properties fo:font-size="12pt" style:text-underline-style="solid" style:text-underline-width="auto" style:text-underline-color="font-color" fo:font-weight="bold" officeooo:rsid="00317817" style:font-size-asian="12pt" style:font-weight-asian="bold" style:font-size-complex="12pt" style:font-weight-complex="bold"/>
    </style:style>
    <style:style style:name="T106" style:family="text">
      <style:text-properties fo:font-size="12pt" style:text-underline-style="none" fo:font-weight="normal" officeooo:rsid="00236285" style:font-size-asian="12pt" style:font-weight-asian="normal" style:font-size-complex="12pt" style:font-weight-complex="normal"/>
    </style:style>
    <style:style style:name="T107" style:family="text">
      <style:text-properties fo:font-size="12pt" style:text-underline-style="none" fo:font-weight="normal" officeooo:rsid="0017984b" style:font-size-asian="12pt" style:font-weight-asian="normal" style:font-size-complex="12pt" style:font-weight-complex="normal"/>
    </style:style>
    <style:style style:name="T108" style:family="text">
      <style:text-properties fo:font-size="12pt" style:text-underline-style="none" fo:font-weight="normal" officeooo:rsid="00180911" style:font-size-asian="12pt" style:font-weight-asian="normal" style:font-size-complex="12pt" style:font-weight-complex="normal"/>
    </style:style>
    <style:style style:name="T109" style:family="text">
      <style:text-properties fo:font-size="12pt" style:text-underline-style="none" fo:font-weight="normal" officeooo:rsid="001f411c" style:font-size-asian="12pt" style:font-weight-asian="normal" style:font-size-complex="12pt" style:font-weight-complex="normal"/>
    </style:style>
    <style:style style:name="T110" style:family="text">
      <style:text-properties fo:font-size="12pt" style:text-underline-style="none" fo:font-weight="normal" officeooo:rsid="0032ce93" style:font-size-asian="12pt" style:font-weight-asian="normal" style:font-size-complex="12pt" style:font-weight-complex="normal"/>
    </style:style>
    <style:style style:name="T111" style:family="text">
      <style:text-properties fo:font-size="12pt" style:text-underline-style="none" fo:font-weight="normal" officeooo:rsid="003706c5" style:font-size-asian="12pt" style:font-weight-asian="normal" style:font-size-complex="12pt" style:font-weight-complex="normal"/>
    </style:style>
    <style:style style:name="T112" style:family="text">
      <style:text-properties fo:font-size="12pt" style:text-underline-style="none" fo:font-weight="normal" officeooo:rsid="003771a2" style:font-size-asian="12pt" style:font-weight-asian="normal" style:font-size-complex="12pt" style:font-weight-complex="normal"/>
    </style:style>
    <style:style style:name="T113" style:family="text">
      <style:text-properties fo:font-size="12pt" fo:font-style="italic" style:text-underline-style="none" fo:font-weight="bold" officeooo:rsid="0035eca0" style:font-size-asian="12pt" style:font-style-asian="italic" style:font-weight-asian="bold" style:font-size-complex="12pt" style:font-style-complex="italic" style:font-weight-complex="bold"/>
    </style:style>
    <style:style style:name="T114" style:family="text">
      <style:text-properties officeooo:rsid="001fbd24"/>
    </style:style>
    <style:style style:name="T115" style:family="text">
      <style:text-properties officeooo:rsid="0014f8bd"/>
    </style:style>
    <style:style style:name="T116" style:family="text">
      <style:text-properties officeooo:rsid="0015ff6d"/>
    </style:style>
    <style:style style:name="T117" style:family="text">
      <style:text-properties officeooo:rsid="0021e9c8"/>
    </style:style>
    <style:style style:name="T118" style:family="text">
      <style:text-properties style:font-name="Courier New1" fo:font-size="12pt" fo:font-style="italic" style:text-underline-style="none" fo:font-weight="normal" officeooo:rsid="00236285" style:font-size-asian="12pt" style:font-style-asian="italic" style:font-weight-asian="normal" style:font-size-complex="12pt" style:font-style-complex="italic" style:font-weight-complex="normal"/>
    </style:style>
    <style:style style:name="T119" style:family="text">
      <style:text-properties officeooo:rsid="00198b51"/>
    </style:style>
    <style:style style:name="T120" style:family="text">
      <style:text-properties officeooo:rsid="001ebebb"/>
    </style:style>
    <style:style style:name="T121" style:family="text">
      <style:text-properties officeooo:rsid="002a5edf"/>
    </style:style>
    <style:style style:name="T122" style:family="text">
      <style:text-properties officeooo:rsid="002b5bcf"/>
    </style:style>
    <style:style style:name="T123" style:family="text">
      <style:text-properties officeooo:rsid="002ca528"/>
    </style:style>
    <style:style style:name="T124" style:family="text">
      <style:text-properties officeooo:rsid="002ce070"/>
    </style:style>
    <style:style style:name="T125" style:family="text">
      <style:text-properties fo:color="#000080" style:font-name="Courier New1" fo:font-style="normal" fo:font-weight="normal" style:font-style-asian="normal" style:font-weight-asian="normal" style:font-style-complex="normal" style:font-weight-complex="normal"/>
    </style:style>
    <style:style style:name="T126" style:family="text">
      <style:text-properties fo:color="#000080" style:font-name="Courier New1" fo:font-weight="normal" style:font-weight-asian="normal" style:font-weight-complex="normal"/>
    </style:style>
    <style:style style:name="T127" style:family="text">
      <style:text-properties fo:color="#000080" style:font-name="Courier New1" fo:font-weight="normal" officeooo:rsid="001431b7" style:font-weight-asian="normal" style:font-weight-complex="normal"/>
    </style:style>
    <style:style style:name="T128" style:family="text">
      <style:text-properties officeooo:rsid="002a5c22"/>
    </style:style>
    <style:style style:name="T12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0" style:family="text">
      <style:text-properties fo:font-size="14pt" style:text-underline-style="solid" style:text-underline-width="auto" style:text-underline-color="font-color" fo:font-weight="bold" officeooo:rsid="0022044f" style:font-size-asian="14pt" style:font-weight-asian="bold" style:font-size-complex="14pt" style:font-weight-complex="bold"/>
    </style:style>
    <style:style style:name="T131" style:family="text">
      <style:text-properties fo:font-size="14pt" style:text-underline-style="solid" style:text-underline-width="auto" style:text-underline-color="font-color" fo:font-weight="bold" officeooo:rsid="001431b7" style:font-size-asian="14pt" style:font-weight-asian="bold" style:font-size-complex="14pt" style:font-weight-complex="bold"/>
    </style:style>
    <style:style style:name="T132" style:family="text">
      <style:text-properties fo:font-size="14pt" style:text-underline-style="solid" style:text-underline-width="auto" style:text-underline-color="font-color" fo:font-weight="bold" officeooo:rsid="00317817" style:font-size-asian="14pt" style:font-weight-asian="bold" style:font-size-complex="14pt" style:font-weight-complex="bold"/>
    </style:style>
    <style:style style:name="T133" style:family="text">
      <style:text-properties fo:font-size="14pt" style:text-underline-style="none" fo:font-weight="bold" officeooo:rsid="00197834" style:font-size-asian="14pt" style:font-weight-asian="bold" style:font-size-complex="14pt" style:font-weight-complex="bold"/>
    </style:style>
    <style:style style:name="T134" style:family="text">
      <style:text-properties fo:font-size="14pt" style:text-underline-style="none" fo:font-weight="bold" officeooo:rsid="0022044f" style:font-size-asian="14pt" style:font-weight-asian="bold" style:font-size-complex="14pt" style:font-weight-complex="bold"/>
    </style:style>
    <style:style style:name="T135" style:family="text">
      <style:text-properties fo:font-size="14pt" fo:font-weight="bold" officeooo:rsid="00197834" style:font-size-asian="14pt" style:font-weight-asian="bold" style:font-size-complex="14pt" style:font-weight-complex="bold"/>
    </style:style>
    <style:style style:name="T136" style:family="text">
      <style:text-properties fo:font-size="14pt" fo:font-weight="bold" officeooo:rsid="0022044f" style:font-size-asian="14pt" style:font-weight-asian="bold" style:font-size-complex="14pt" style:font-weight-complex="bold"/>
    </style:style>
    <style:style style:name="T137"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138" style:family="text">
      <style:text-properties officeooo:rsid="00317817"/>
    </style:style>
    <style:style style:name="T139" style:family="text">
      <style:text-properties fo:font-size="18pt" style:font-size-asian="18pt" style:font-size-complex="18pt"/>
    </style:style>
    <style:style style:name="T140" style:family="text">
      <style:text-properties fo:font-size="18pt" fo:font-weight="bold" style:font-size-asian="18pt" style:font-weight-asian="bold" style:font-size-complex="18pt" style:font-weight-complex="bold"/>
    </style:style>
    <style:style style:name="T141" style:family="text">
      <style:text-properties officeooo:rsid="002a9fd1"/>
    </style:style>
    <style:style style:name="T142" style:family="text">
      <style:text-properties officeooo:rsid="002aa19b"/>
    </style:style>
    <style:style style:name="T143" style:family="text">
      <style:text-properties officeooo:rsid="002c18be"/>
    </style:style>
    <style:style style:name="T144" style:family="text">
      <style:text-properties officeooo:rsid="003340ec"/>
    </style:style>
    <style:style style:name="T145" style:family="text">
      <style:text-properties officeooo:rsid="0033f63c"/>
    </style:style>
    <style:style style:name="T146" style:family="text">
      <style:text-properties officeooo:rsid="0035eca0"/>
    </style:style>
    <style:style style:name="T147" style:family="text">
      <style:text-properties officeooo:rsid="00206699"/>
    </style:style>
    <style:style style:name="T148" style:family="text">
      <style:text-properties officeooo:rsid="0010adcc"/>
    </style:style>
    <style:style style:name="T149" style:family="text">
      <style:text-properties officeooo:rsid="00371791"/>
    </style:style>
    <style:style style:name="T150" style:family="text">
      <style:text-properties officeooo:rsid="0037bd11"/>
    </style:style>
    <style:style style:name="T151" style:family="text">
      <style:text-properties officeooo:rsid="003844a5"/>
    </style:style>
    <style:style style:name="T152" style:family="text">
      <style:text-properties officeooo:rsid="00352789"/>
    </style:style>
    <style:style style:name="T153" style:family="text">
      <style:text-properties officeooo:rsid="003a5070"/>
    </style:style>
    <style:style style:name="T154" style:family="text">
      <style:text-properties officeooo:rsid="003d7679"/>
    </style:style>
    <style:style style:name="T155" style:family="text">
      <style:text-properties officeooo:rsid="003ebe6a"/>
    </style:style>
    <style:style style:name="T156" style:family="text">
      <style:text-properties officeooo:rsid="004086a2"/>
    </style:style>
    <style:style style:name="T157" style:family="text">
      <style:text-properties officeooo:rsid="003706c5"/>
    </style:style>
    <style:style style:name="T158" style:family="text">
      <style:text-properties officeooo:rsid="001f411c"/>
    </style:style>
    <style:style style:name="T159" style:family="text">
      <style:text-properties officeooo:rsid="0041d28d"/>
    </style:style>
    <style:style style:name="T160" style:family="text">
      <style:text-properties officeooo:rsid="00381145"/>
    </style:style>
    <style:style style:name="T161" style:family="text">
      <style:text-properties officeooo:rsid="0049dddc"/>
    </style:style>
    <style:style style:name="T162" style:family="text">
      <style:text-properties officeooo:rsid="003d4e69"/>
    </style:style>
    <style:style style:name="T163" style:family="text">
      <style:text-properties officeooo:rsid="002fb7e5"/>
    </style:style>
    <style:style style:name="T164" style:family="text">
      <style:text-properties fo:font-size="6pt" fo:font-weight="normal" officeooo:rsid="001431b7" style:font-size-asian="6pt" style:font-weight-asian="normal" style:font-size-complex="6pt" style:font-weight-complex="normal"/>
    </style:style>
    <style:style style:name="T165" style:family="text"/>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h text:style-name="P127" text:outline-level="1">Droits d'accès</text:h>
      <text:p text:style-name="Standard"/>
      <text:p text:style-name="P42"><text:span text:style-name="T65">D. Bogdaniuk</text:span> – P. Portejoie</text:p>
      <text:p text:style-name="P23"/>
      <text:p text:style-name="P23"/>
      <table:table table:name="Tableau7" table:style-name="Tableau7">
        <table:table-column table:style-name="Tableau7.A"/>
        <table:table-row table:style-name="Tableau7.1">
          <table:table-cell table:style-name="Tableau7.A1" office:value-type="string">
            <text:h text:style-name="P128" text:outline-level="1">Prénom Nom<text:tab/>Date</text:h>
          </table:table-cell>
        </table:table-row>
        <table:table-row table:style-name="Tableau7.1">
          <table:table-cell table:style-name="Tableau7.A2" office:value-type="string">
            <text:p text:style-name="P70">Groupe</text:p>
          </table:table-cell>
        </table:table-row>
      </table:table>
      <text:h text:style-name="P140" text:outline-level="3"/>
      <text:p text:style-name="P41"><text:span text:style-name="T67">RA</text:span>P<text:span text:style-name="T67">PELS</text:span></text:p>
      <text:p text:style-name="P24">A chaque fichier est associé un ensemble d'indicateurs précisant qui peut <text:span text:style-name="T81">y </text:span>accéder et selon quel mode. Pour chaque fichier, il existe 3 types d'utilisateurs :</text:p>
      <text:list xml:id="list7766191967520976837" text:style-name="WW8Num3">
        <text:list-item>
          <text:p text:style-name="P144">le propriétaire du fichier (<text:span text:style-name="T8">u</text:span> pour user),</text:p>
        </text:list-item>
        <text:list-item>
          <text:p text:style-name="P144">les membres du groupe <text:span text:style-name="T82">du </text:span>propriétaire du fichier (<text:span text:style-name="T8">g</text:span> pour group),</text:p>
        </text:list-item>
        <text:list-item>
          <text:p text:style-name="P144">les autres utilisateurs du système (<text:span text:style-name="T8">o</text:span> pour others).</text:p>
        </text:list-item>
        <text:list-item>
          <text:p text:style-name="P144">l'ensemble des types (<text:span text:style-name="T9">a</text:span> pour all)</text:p>
        </text:list-item>
      </text:list>
      <text:p text:style-name="P24"/>
      <text:p text:style-name="P24">Pour chaque fichier et par type d'utilisateur, il existe 3 modes d'accès :</text:p>
      <text:list xml:id="list232806242942532" text:continue-list="list7766191967520976837" text:style-name="WW8Num3">
        <text:list-item text:start-value="1">
          <text:p text:style-name="P144">autorisation de lecture (<text:span text:style-name="T8">r</text:span> pour read),</text:p>
        </text:list-item>
        <text:list-item>
          <text:p text:style-name="P144">autorisation d'écriture (<text:span text:style-name="T8">w</text:span> pour write),</text:p>
        </text:list-item>
        <text:list-item>
          <text:p text:style-name="P144">autorisation d'exécution (<text:span text:style-name="T8">x</text:span> pour execute).</text:p>
        </text:list-item>
      </text:list>
      <text:p text:style-name="P24"/>
      <text:p text:style-name="P24">En outre, il existe plusieurs types de fichiers :</text:p>
      <text:list xml:id="list232807476964396" text:continue-list="list232806242942532" text:style-name="WW8Num3">
        <text:list-item text:start-value="1">
          <text:p text:style-name="P145"><text:span text:style-name="T8">-</text:span><text:tab/>pour fichier ordinaire,</text:p>
        </text:list-item>
        <text:list-item>
          <text:p text:style-name="P145"><text:span text:style-name="T8">d</text:span><text:tab/>pour répertoire (directory)</text:p>
        </text:list-item>
        <text:list-item>
          <text:p text:style-name="P145"><text:span text:style-name="T8">c</text:span><text:tab/>pour un fichier de périphérique en mode caractère,</text:p>
        </text:list-item>
        <text:list-item>
          <text:p text:style-name="P145"><text:span text:style-name="T8">b</text:span><text:tab/>pour un fichier de périphérique en mode bloc,</text:p>
        </text:list-item>
        <text:list-item>
          <text:p text:style-name="P145"><text:span text:style-name="T8">p</text:span><text:tab/>pour un tube nommé (named pipe),</text:p>
        </text:list-item>
        <text:list-item>
          <text:p text:style-name="P145"><text:span text:style-name="T8">l</text:span><text:tab/>pour un lien symbolique,</text:p>
        </text:list-item>
        <text:list-item>
          <text:p text:style-name="P145"><text:span text:style-name="T8">s</text:span><text:tab/>pour un socket (prise).</text:p>
        </text:list-item>
      </text:list>
      <text:p text:style-name="P63"/>
      <text:p text:style-name="P24"><text:span text:style-name="T82">A noter que p</text:span>our un répertoire, les modes d'accès ont un sens légèrement différent :</text:p>
      <text:list xml:id="list232808074326838" text:continue-list="list232807476964396" text:style-name="WW8Num3">
        <text:list-item text:start-value="1">
          <text:p text:style-name="P146"><text:span text:style-name="T73">r</text:span><text:span text:style-name="T68"><text:tab/>autorise à lister le contenu du répertoire par la commande </text:span><text:span text:style-name="Cmd"><text:span text:style-name="T68">ls</text:span></text:span><text:span text:style-name="T68"> ,</text:span></text:p>
        </text:list-item>
        <text:list-item>
          <text:p text:style-name="P145"><text:span text:style-name="T8">w</text:span><text:tab/>autorise à créer des fichiers dans le répertoire,</text:p>
        </text:list-item>
        <text:list-item>
          <text:p text:style-name="P146"><text:span text:style-name="T73">x</text:span><text:span text:style-name="T68"><text:tab/>autorise à accéder au répertoire par la commande </text:span><text:span text:style-name="Cmd"><text:span text:style-name="T68">cd</text:span></text:span><text:span text:style-name="T68">.</text:span></text:p>
        </text:list-item>
      </text:list>
      <text:p text:style-name="P63"/>
      <text:p text:style-name="P5"><text:span text:style-name="T68">Les droits sont visualisables par la commande </text:span><text:span text:style-name="Cmd"><text:span text:style-name="T68">ls</text:span></text:span><text:span text:style-name="T68">, avec le paramètre </text:span><text:span text:style-name="Cmd"><text:span text:style-name="T68">-l</text:span></text:span><text:span text:style-name="T68"> </text:span><text:span text:style-name="T69">(pour </text:span><text:span text:style-name="T68">format long</text:span><text:span text:style-name="T69">)</text:span><text:span text:style-name="T68"> :</text:span></text:p>
      <text:p text:style-name="P6"><draw:frame draw:style-name="fr1" draw:name="Image1" text:anchor-type="as-char" svg:width="15.693cm" svg:height="5.502cm" draw:z-index="0"><draw:image xlink:href="Pictures/2000007800002DFE00001020A007E925.wmf" xlink:type="simple" xlink:show="embed" xlink:actuate="onLoad"/></draw:frame></text:p>
      <text:h text:style-name="P129" text:outline-level="2">Fig 0 - Exemple de droits</text:h>
      <text:p text:style-name="P25"/>
      <text:p text:style-name="Standard"><text:span text:style-name="T68">Les droits d'accès à un fichier ne peuvent être modifiés que par le propriétaire du fichier à l'aide de la commande </text:span><text:span text:style-name="Cmd"><text:span text:style-name="T68">chmod</text:span></text:span><text:span text:style-name="T68">. </text:span><text:span text:style-name="T70">Il</text:span><text:span text:style-name="T68"> existe deux manières de spécifier </text:span><text:span text:style-name="T70">d</text:span><text:span text:style-name="T68">es nouveaux droits : soit sous forme d'un nombre en octal </text:span><text:span text:style-name="T71">(méthode numérique)</text:span><text:span text:style-name="T68">, soit sous forme d'une description des droits d'accès </text:span><text:span text:style-name="T71">(méthode symbolique)</text:span><text:span text:style-name="T68">.</text:span></text:p>
      <text:p text:style-name="P62"/>
      <text:p text:style-name="P71"/>
      <text:p text:style-name="P71"><text:soft-page-break/></text:p>
      <text:p text:style-name="P26">Description des droits d'accès</text:p>
      <text:p text:style-name="P73">Le droit est spécifié de la manière suivante :</text:p>
      <text:p text:style-name="P73"/>
      <text:p text:style-name="P73">&lt;<text:span text:style-name="T23">qui</text:span>&gt; &lt;<text:span text:style-name="T23">opération</text:span>&gt; &lt;<text:span text:style-name="T23">permission</text:span>&gt;</text:p>
      <text:p text:style-name="P73"/>
      <text:p text:style-name="P78"><text:span text:style-name="T23">qui</text:span><text:tab/>est une combinaison de u pour le propriétaire, g pour le groupe, o pour les autres, ou a (all) pour tous,</text:p>
      <text:p text:style-name="P78"><text:span text:style-name="T23">opération</text:span><text:tab/>vaut + pour ajouter des droits, - pour en supprimer, = pour en affecter,</text:p>
      <text:p text:style-name="P78"><text:span text:style-name="T23">permission</text:span><text:tab/>est une combinaison de r pour la lecture, w pour l'écriture, x pour l'exécution.</text:p>
      <text:p text:style-name="P73"/>
      <text:p text:style-name="P74">L'exemple précédent d'attribution de droits <text:span text:style-name="T82">au fichier </text:span><text:span text:style-name="Cmd"><text:span text:style-name="T72">resume.txt</text:span></text:span><text:span text:style-name="T82"> <text:s/></text:span>peut se présenter de la <text:span text:style-name="T82">façon</text:span> suivante :</text:p>
      <text:p text:style-name="Retrait_20_1"><text:span text:style-name="Cmd"><text:span text:style-name="T68"><text:tab/>chmod u+rwx resume.txt</text:span></text:span></text:p>
      <text:p text:style-name="Retrait_20_1"><text:span text:style-name="Cmd"><text:span text:style-name="T68"><text:tab/>chmod g=rx resume.txt</text:span></text:span></text:p>
      <text:p text:style-name="Retrait_20_1"><text:span text:style-name="Cmd"><text:span text:style-name="T74"><text:tab/>chmod o=r resume.txt</text:span></text:span></text:p>
      <text:p text:style-name="P76"/>
      <text:p text:style-name="P73">ou, en une seule instruction :</text:p>
      <text:p text:style-name="Retrait_20_1"><text:span text:style-name="Cmd"><text:span text:style-name="T68"><text:tab/>chmod <text:s/>u+rwx,g=rx,o=r resume.txt</text:span></text:span></text:p>
      <text:p text:style-name="P24"/>
      <text:p text:style-name="P27"/>
      <text:p text:style-name="P27">Cas particulier</text:p>
      <text:p text:style-name="P79">L'utilisateur a toujours le droit de supprimer un fichier dans son espace personnel,même s'il ne dispose pas explicitement des droits nécessaires.</text:p>
      <text:p text:style-name="P27"/>
      <text:p text:style-name="P28"/>
      <text:p text:style-name="P72"><text:span text:style-name="T123">Représentation des droits d'accès par un n</text:span>ombre octal <text:span text:style-name="T66">(cf cours pour transcodage binaire-octal)</text:span></text:p>
      <text:p text:style-name="P75">La présence d'un droit est désignée par un 1, alors que son absence l'est par un 0. Par exemple, </text:p>
      <text:p text:style-name="P77"><text:span text:style-name="Cmd"><text:span text:style-name="T68">rwxr-xr--</text:span></text:span><text:span text:style-name="T68"> est désigné par la suite de bits </text:span><text:span text:style-name="Cmd"><text:span text:style-name="T68">111101100</text:span></text:span><text:span text:style-name="T68"> qui se traduit en octal par </text:span><text:span text:style-name="Cmd"><text:span text:style-name="T68">754</text:span></text:span><text:span text:style-name="T68">. </text:span><text:span text:style-name="T70">D</text:span><text:span text:style-name="T68">onc pour donner au fichier </text:span><text:span text:style-name="Cmd"><text:span text:style-name="T68">resume.txt</text:span></text:span><text:span text:style-name="T68"> les droits précédents il suffit de </text:span><text:span text:style-name="T70">lanc</text:span><text:span text:style-name="T68">er la commande </text:span><text:span text:style-name="Cmd"><text:span text:style-name="T68">chmod 754 resume.txt</text:span></text:span><text:span text:style-name="T68">.</text:span></text:p>
      <text:p text:style-name="P75"/>
      <text:p text:style-name="P81"/>
      <text:p text:style-name="P69"/>
      <text:h text:style-name="P130" text:outline-level="3">Exercice 1</text:h>
      <text:p text:style-name="P5"/>
      <text:p text:style-name="P33"><text:span text:style-name="T128">P</text:span>our chaque entrée <text:span text:style-name="T128">du tableau, d</text:span>étermine<text:span text:style-name="T128">z</text:span> les types et les droits d'accès de<text:span text:style-name="T128">s</text:span> utilisateur<text:span text:style-name="T128">s</text:span> :</text:p>
      <text:p text:style-name="P5"/>
      <table:table table:name="Tableau1" table:style-name="Tableau1">
        <table:table-column table:style-name="Tableau1.A"/>
        <table:table-column table:style-name="Tableau1.B"/>
        <table:table-row table:style-name="Tableau1.1">
          <table:table-cell table:style-name="Tableau1.A1" office:value-type="string">
            <text:p text:style-name="P7"><text:span text:style-name="Cmd">-rwx------ essai</text:span></text:p>
          </table:table-cell>
          <table:table-cell table:style-name="Tableau1.B1" office:value-type="string">
            <text:p text:style-name="P7"/>
          </table:table-cell>
        </table:table-row>
        <table:table-row table:style-name="Tableau1.1">
          <table:table-cell table:style-name="Tableau1.A1" office:value-type="string">
            <text:p text:style-name="P7"><text:span text:style-name="Cmd">-rw-r--r-- resume.txt</text:span></text:p>
          </table:table-cell>
          <table:table-cell table:style-name="Tableau1.B1" office:value-type="string">
            <text:p text:style-name="P7"/>
          </table:table-cell>
        </table:table-row>
        <table:table-row table:style-name="Tableau1.1">
          <table:table-cell table:style-name="Tableau1.A1" office:value-type="string">
            <text:p text:style-name="P7"><text:span text:style-name="Cmd">drwxr-x--- achats</text:span></text:p>
          </table:table-cell>
          <table:table-cell table:style-name="Tableau1.B1" office:value-type="string">
            <text:p text:style-name="P7"/>
          </table:table-cell>
        </table:table-row>
        <table:table-row table:style-name="Tableau1.1">
          <table:table-cell table:style-name="Tableau1.A1" office:value-type="string">
            <text:p text:style-name="P7"><text:span text:style-name="Cmd"><text:span text:style-name="T32">drwxr-x--x bilan</text:span></text:span></text:p>
          </table:table-cell>
          <table:table-cell table:style-name="Tableau1.B1" office:value-type="string">
            <text:p text:style-name="P8"/>
          </table:table-cell>
        </table:table-row>
        <table:table-row table:style-name="Tableau1.1">
          <table:table-cell table:style-name="Tableau1.A1" office:value-type="string">
            <text:p text:style-name="P7"><text:span text:style-name="Cmd"><text:span text:style-name="T28">lrwxrw-rw- raccourci</text:span></text:span></text:p>
          </table:table-cell>
          <table:table-cell table:style-name="Tableau1.B1" office:value-type="string">
            <text:p text:style-name="P9"/>
          </table:table-cell>
        </table:table-row>
        <table:table-row table:style-name="Tableau1.1">
          <table:table-cell table:style-name="Tableau1.A1" office:value-type="string">
            <text:p text:style-name="P7"><text:span text:style-name="Cmd">prw-rw-rw- communication</text:span></text:p>
          </table:table-cell>
          <table:table-cell table:style-name="Tableau1.B1" office:value-type="string">
            <text:p text:style-name="P7"/>
          </table:table-cell>
        </table:table-row>
      </table:table>
      <text:p text:style-name="P10"/>
      <text:p text:style-name="P10"/>
      <text:p text:style-name="P10">Exercice 2</text:p>
      <text:p text:style-name="P5"/>
      <text:p text:style-name="P30">Observez et commentez les résultats des 2 commandes lancées ci-après :</text:p>
      <text:p text:style-name="P5"/>
      <text:p text:style-name="P5"><text:span text:style-name="Cmd"><text:span text:style-name="T28">&gt;whoami</text:span></text:span></text:p>
      <text:p text:style-name="P5"><text:span text:style-name="Cmd"><text:span text:style-name="T28">durand@univ-ubs.fr</text:span></text:span></text:p>
      <text:p text:style-name="P5"><text:span text:style-name="Cmd">&gt;ls -l</text:span></text:p>
      <text:p text:style-name="P5"><text:span text:style-name="Cmd">-rwx------ dupont codage</text:span></text:p>
      <text:p text:style-name="P5"><text:span text:style-name="Cmd">-r-xr--r-- durand pgcd</text:span></text:p>
      <text:p text:style-name="P5"><text:span text:style-name="Cmd"><text:span text:style-name="T28">dr-------- durand reserve</text:span></text:span></text:p>
      <text:p text:style-name="P5"><text:span text:style-name="Cmd"><text:span text:style-name="T28">-rwxr--r-- durand resume.txt</text:span></text:span></text:p>
      <text:p text:style-name="P5"><text:span text:style-name="Cmd">---------- durand secret.txt</text:span></text:p>
      <text:p text:style-name="P5"><text:span text:style-name="Cmd">d--------- durand vide</text:span></text:p>
      <text:p text:style-name="P5"><text:span text:style-name="Cmd">drwx--x--x dupont bilan</text:span></text:p>
      <text:p text:style-name="P5"/>
      <text:p text:style-name="P31"/>
      <text:p text:style-name="P31"><text:span text:style-name="T84">Pour chacune des</text:span> commandes suivantes, <text:span text:style-name="T84">indiquez son résultat dans le cas général, puis dans le cas particulier des conditions indiquées ci-avant, en justifiant à chaque fois votre réponse.</text:span></text:p>
      <text:p text:style-name="P29"/>
      <text:p text:style-name="P29"><text:span text:style-name="Cmd"><text:span text:style-name="T28">&gt;cat resume.txt</text:span></text:span></text:p>
      <text:p text:style-name="P29"><text:span text:style-name="Cmd"><text:span text:style-name="T28"/></text:span></text:p>
      <text:p text:style-name="P29"><text:span text:style-name="Cmd"><text:span text:style-name="T28">&gt;more secret.txt</text:span></text:span></text:p>
      <text:p text:style-name="P29"><text:span text:style-name="Cmd"><text:span text:style-name="T28"/></text:span></text:p>
      <text:p text:style-name="P29"><text:span text:style-name="Cmd"><text:span text:style-name="T28">&gt;cat pgcd</text:span></text:span></text:p>
      <text:p text:style-name="P29"><text:span text:style-name="Cmd"><text:span text:style-name="T28"/></text:span></text:p>
      <text:p text:style-name="P29"><text:span text:style-name="Cmd"><text:span text:style-name="T28">&gt;./pgcd</text:span></text:span></text:p>
      <text:p text:style-name="P29"><text:span text:style-name="Cmd"><text:span text:style-name="T28"/></text:span></text:p>
      <text:p text:style-name="P29"><text:span text:style-name="Cmd"><text:span text:style-name="T28">&gt;./codage</text:span></text:span></text:p>
      <text:p text:style-name="P29"><text:span text:style-name="Cmd"><text:span text:style-name="T28"/></text:span></text:p>
      <text:p text:style-name="P29"><text:span text:style-name="Cmd"><text:span text:style-name="T28">&gt;chmod 777 codage</text:span></text:span></text:p>
      <text:p text:style-name="P29"><text:span text:style-name="Cmd"><text:span text:style-name="T28"/></text:span></text:p>
      <text:p text:style-name="P29"><text:soft-page-break/><text:span text:style-name="Cmd"><text:span text:style-name="T28">&gt;ls reserve</text:span></text:span></text:p>
      <text:p text:style-name="P29"><text:span text:style-name="Cmd"><text:span text:style-name="T28"/></text:span></text:p>
      <text:p text:style-name="P29"><text:span text:style-name="Cmd"><text:span text:style-name="T28">&gt;cp resume.txt reserve</text:span></text:span></text:p>
      <text:p text:style-name="P29"><text:span text:style-name="Cmd"><text:span text:style-name="T28"/></text:span></text:p>
      <text:p text:style-name="P29"><text:span text:style-name="Cmd">&gt;ls vide </text:span></text:p>
      <text:p text:style-name="P29"><text:span text:style-name="Cmd"/></text:p>
      <text:p text:style-name="P86"><text:span text:style-name="Cmd">&gt;ls -</text:span><text:span text:style-name="Cmd"><text:span text:style-name="T160">ld </text:span></text:span><text:span text:style-name="Cmd">vide </text:span></text:p>
      <text:p text:style-name="P86"><text:span text:style-name="Cmd"/></text:p>
      <text:p text:style-name="P29"><text:span text:style-name="Cmd">&gt;cp resume.txt pgcd</text:span></text:p>
      <text:p text:style-name="P29"><text:span text:style-name="Cmd"/></text:p>
      <text:p text:style-name="P29"><text:span text:style-name="Cmd"><text:span text:style-name="T32">&gt;rm pgcd</text:span></text:span></text:p>
      <text:p text:style-name="P29"><text:span text:style-name="Cmd"><text:span text:style-name="T32"/></text:span></text:p>
      <text:p text:style-name="P86"><text:span text:style-name="Cmd"><text:span text:style-name="T33">&gt;rm codage</text:span></text:span></text:p>
      <text:p text:style-name="P86"><text:span text:style-name="Cmd"><text:span text:style-name="T33"/></text:span></text:p>
      <text:p text:style-name="P29"><text:span text:style-name="Cmd"><text:span text:style-name="T32">&gt;ls bilan</text:span></text:span></text:p>
      <text:p text:style-name="P29"><text:span text:style-name="Cmd"><text:span text:style-name="T32"/></text:span></text:p>
      <text:p text:style-name="P29"><text:span text:style-name="Cmd">&gt;cd bilan</text:span></text:p>
      <text:p text:style-name="P29"><text:span text:style-name="Cmd"/></text:p>
      <text:p text:style-name="P87"><text:span text:style-name="Cmd"><text:span text:style-name="T34">&gt;</text:span></text:span><text:span text:style-name="Cmd"><text:span text:style-name="T36">cd .. ; </text:span></text:span><text:span text:style-name="Cmd"><text:span text:style-name="T34">rm</text:span></text:span><text:span text:style-name="Cmd"><text:span text:style-name="T35">dir</text:span></text:span><text:span text:style-name="Cmd"><text:span text:style-name="T34"> </text:span></text:span><text:span text:style-name="Cmd"><text:span text:style-name="T35">bilan</text:span></text:span></text:p>
      <text:p text:style-name="P29"/>
      <text:p text:style-name="P29"/>
      <text:p text:style-name="P29"/>
      <text:p text:style-name="P10">Exercice 3</text:p>
      <text:p text:style-name="P5"/>
      <text:p text:style-name="P5">Quels sont les droits donnés au fichier <text:span text:style-name="Cmd">essai</text:span> par les commandes suivantes :</text:p>
      <text:p text:style-name="P5"/>
      <table:table table:name="Tableau2" table:style-name="Tableau2">
        <table:table-column table:style-name="Tableau2.A"/>
        <table:table-column table:style-name="Tableau2.B"/>
        <table:table-row table:style-name="Tableau2.1">
          <table:table-cell table:style-name="Tableau2.A1" office:value-type="string">
            <text:p text:style-name="P7"><text:span text:style-name="Cmd">chmod 700 essai</text:span></text:p>
          </table:table-cell>
          <table:table-cell table:style-name="Tableau2.B1" office:value-type="string">
            <text:p text:style-name="P94">1/</text:p>
            <text:p text:style-name="P94">2/</text:p>
          </table:table-cell>
        </table:table-row>
        <table:table-row table:style-name="Tableau2.1">
          <table:table-cell table:style-name="Tableau2.A1" office:value-type="string">
            <text:p text:style-name="P7"><text:span text:style-name="Cmd">chmod 601 essai</text:span></text:p>
          </table:table-cell>
          <table:table-cell table:style-name="Tableau2.B1" office:value-type="string">
            <text:p text:style-name="P20"/>
          </table:table-cell>
        </table:table-row>
        <table:table-row table:style-name="Tableau2.1">
          <table:table-cell table:style-name="Tableau2.A3" office:value-type="string">
            <text:p text:style-name="P7"><text:span text:style-name="Cmd">chmod 754 essai</text:span></text:p>
          </table:table-cell>
          <table:table-cell table:style-name="Tableau2.B1" office:value-type="string">
            <text:p text:style-name="P21"/>
          </table:table-cell>
        </table:table-row>
        <table:table-row table:style-name="Tableau2.1">
          <table:table-cell table:style-name="Tableau2.A3" office:value-type="string">
            <text:p text:style-name="P7"><text:span text:style-name="Cmd">chmod 234 essai</text:span></text:p>
          </table:table-cell>
          <table:table-cell table:style-name="Tableau2.B1" office:value-type="string">
            <text:p text:style-name="P21"/>
          </table:table-cell>
        </table:table-row>
      </table:table>
      <text:p text:style-name="P106">NB : la table de codage binaire-octale est donnée dans le cours</text:p>
      <text:p text:style-name="P5"/>
      <text:p text:style-name="P13"/>
      <text:p text:style-name="P13"/>
      <text:p text:style-name="P13"/>
      <text:p text:style-name="P56"/>
      <text:p text:style-name="P13"/>
      <text:p text:style-name="P89">Fin de la première séance <text:span text:style-name="T138">de TD</text:span></text:p>
      <text:p text:style-name="P16"/>
      <text:h text:style-name="P141" text:outline-level="3"/>
      <text:h text:style-name="P132" text:outline-level="3"><text:span text:style-name="T139">En TP </text:span><text:span text:style-name="T76">(</text:span><text:span text:style-name="T129">T</text:span><text:span text:style-name="T130">P</text:span><text:span text:style-name="T131">2</text:span><text:span text:style-name="T130">, </text:span><text:span text:style-name="T104">1</text:span><text:span text:style-name="T3">ère</text:span><text:span text:style-name="T104"> séance du TD-TP Droits)</text:span><text:span text:style-name="T133"> </text:span><text:span text:style-name="T134">:</text:span></text:h>
      <text:p text:style-name="P64"/>
      <text:h text:style-name="P133" text:outline-level="3">Pour réaliser les exercices en TP, vous devez recopier dans votre espace personnel certains fichiers nécessaires que vous trouverez dans</text:h>
      <text:h text:style-name="P136" text:outline-level="3">/ubs/forum/prof/1tin01/ASR/M1101/tpsUNIX </text:h>
      <text:h text:style-name="P131" text:outline-level="3"><text:span text:style-name="Cmd"><text:span text:style-name="T46">Créez ceux qui n'y seraient pas par la commande touch.</text:span></text:span></text:h>
      <text:h text:style-name="P135" text:outline-level="3"/>
      <text:p text:style-name="P66"/>
      <text:p text:style-name="P57">Exercice <text:span text:style-name="T83">1</text:span></text:p>
      <text:p text:style-name="P34">Complétez le tableau</text:p>
      <text:p text:style-name="P15"/>
      <text:p text:style-name="P15"/>
      <text:p text:style-name="P15">Exercice 2</text:p>
      <text:p text:style-name="P102"><text:span text:style-name="T138">Afin de pouvoir mettre en pratique cet exercice vous devez créer dans votre environnement un ensemble de fichiers et de répertoires à l'image de ceux donnés dans l'exemple de l'exercice 2 vu en TD, avec au final les mêmes droits. </text:span>Pour <text:span text:style-name="T87">ce faire, </text:span>vous devez <text:span text:style-name="T138">considérer que vous êtes</text:span> à la place de <text:span text:style-name="Cmd"><text:span text:style-name="T24">du</text:span></text:span><text:span text:style-name="Cmd"><text:span text:style-name="T27">rand</text:span></text:span><text:span text:style-name="T24">. </text:span><text:span text:style-name="T90">Cependant, vous ne pourrez </text:span><text:span text:style-name="T91">pas </text:span><text:span text:style-name="T90">prendre le rôle de </text:span><text:span text:style-name="Cmd"><text:span text:style-name="T25">dupont</text:span></text:span><text:span text:style-name="T90"> pour créer les fichiers lui appartenant : vous devrez faire appel à un autre étudiant </text:span><text:span text:style-name="T92">et vous rendre mutuellement ce service</text:span><text:span text:style-name="T90">......</text:span></text:p>
      <text:list xml:id="list947461148088266879" text:style-name="L1">
        <text:list-header>
          <text:p text:style-name="P84"><text:span text:style-name="Cmd"><text:span text:style-name="T29"/></text:span></text:p>
        </text:list-header>
      </text:list>
      <text:p text:style-name="P51"/>
      <text:list xml:id="list1259392974639710074" text:style-name="WW8Num8">
        <text:list-item>
          <text:p text:style-name="P161">Exécutez, puis commentez la suite de commandes suivantes : cd ; ls ; ls -l ; ls -ld</text:p>
        </text:list-item>
        <text:list-item>
          <text:p text:style-name="P161">Créez un répertoire <text:span text:style-name="T24">TP2 </text:span>sous votre répertoire d'accueil</text:p>
        </text:list-item>
        <text:list-item>
          <text:p text:style-name="P162">Créez dans ce répertoire tous les fichiers appartenant à <text:span text:style-name="T24">durand</text:span> <text:span text:style-name="T88">(respectez </text:span><text:span text:style-name="T89">bien </text:span><text:span text:style-name="T88">leur type) </text:span>puis positionnez <text:span text:style-name="T144">pour chacun</text:span> les droits comme indiqués dans l'exemple de l'exercice 2 du TD</text:p>
        </text:list-item>
        <text:list-item>
          <text:p text:style-name="P164"><text:span text:style-name="T144">Demandez à un autre étudiant de c</text:span>rée<text:span text:style-name="T144">r</text:span> le fichier <text:span text:style-name="T24">codage</text:span> et le répertoire <text:span text:style-name="T24">bilan</text:span> <text:span text:style-name="T144">dans votre répertoire TP2 puis d'y positionner les droits comme indiqués dans l'exemple de l'exercice 2 du TD (au préalable, vous aurez dû, pour ce faire, </text:span>positionne<text:span text:style-name="T144">r</text:span> les droits comme indiqués dans l'exemple de l'exercice 2 du TD, <text:span text:style-name="T145">cf précisions données ci-après.</text:span></text:p>
        </text:list-item>
        <text:list-item>
          <text:p text:style-name="P162"><text:span text:style-name="T142">D</text:span>onnez une copie d'écran du contenu final du répertoire <text:span text:style-name="T24">TP2</text:span></text:p>
        </text:list-item>
        <text:list-item>
          <text:p text:style-name="P163">Testez les différentes commandes illustrées à l'exercice 2 <text:span text:style-name="T143">du TD (reportez-y vos résultats)</text:span></text:p>
        </text:list-item>
      </text:list>
      <text:p text:style-name="P49"><text:span text:style-name="Cmd"><text:span text:style-name="T47"/></text:span></text:p>
      <text:p text:style-name="P55"><text:span text:style-name="Cmd"><text:span text:style-name="T43"/></text:span></text:p>
      <text:p text:style-name="P35"><text:span text:style-name="Cmd"><text:span text:style-name="T43">Quelques précisions</text:span></text:span><text:span text:style-name="Cmd"><text:span text:style-name="T39"> :</text:span></text:span></text:p>
      <text:p text:style-name="P35"><text:span text:style-name="Cmd"><text:span text:style-name="T39"/></text:span></text:p>
      <text:list xml:id="list263184810092327456" text:style-name="L2">
        <text:list-item>
          <text:p text:style-name="P114"><text:span text:style-name="T145">Vous devez modifier les droits sur votre répertoire d'accueil. </text:span>Faites attention à la manière dont est redirigé <text:span text:style-name="T145">celui-ci, i</text:span>l peut s'agir d'un lien symbolique. Dans ce cas ce n'est pas sur <text:span text:style-name="T145">le lien</text:span> qu'il faut modifier les droits, mais bien sur le répertoire lui-même (suivez le lien !)</text:p>
          <text:p text:style-name="P115"/>
        </text:list-item>
        <text:list-item>
          <text:p text:style-name="P115">Chaque répertoire d'accueil d'étudiant a pour parent un répertoire identifié par un chiffre qui correspond au dernier chiffre du login (exemple e1400849 a pour parent le répertoire 9). Votre binôme n'appartient donc pas forcément au même répertoire que vous, pensez à en tenir compte pour les chemins relatifs</text:p>
        </text:list-item>
      </text:list>
      <text:p text:style-name="P65"/>
      <text:p text:style-name="P65"><text:soft-page-break/></text:p>
      <text:p text:style-name="P65"/>
      <text:list xml:id="list232806855391283" text:continue-numbering="true" text:style-name="L2">
        <text:list-item>
          <text:p text:style-name="P113"><text:span text:style-name="Cmd"><text:span text:style-name="T38">Pour </text:span></text:span><text:span text:style-name="Cmd"><text:span text:style-name="T40">qu'un autre utilisateur </text:span></text:span><text:span text:style-name="Cmd"><text:span text:style-name="T41">du même groupe que vous </text:span></text:span><text:span text:style-name="Cmd"><text:span text:style-name="T40">puisse </text:span></text:span><text:span text:style-name="Cmd"><text:span text:style-name="T38">disposer de fichiers ou de répertoire</text:span></text:span><text:span text:style-name="Cmd"><text:span text:style-name="T40">s</text:span></text:span><text:span text:style-name="Cmd"><text:span text:style-name="T38"> </text:span></text:span><text:span text:style-name="Cmd"><text:span text:style-name="T40">situés </text:span></text:span><text:span text:style-name="Cmd"><text:span text:style-name="T38">dans votre </text:span></text:span><text:span text:style-name="Cmd"><text:span text:style-name="T40">répertoire d'accueil (</text:span></text:span><text:span text:style-name="Cmd"><text:span text:style-name="T38">home directory</text:span></text:span><text:span text:style-name="Cmd"><text:span text:style-name="T40">)</text:span></text:span><text:span text:style-name="Cmd"><text:span text:style-name="T38">, vous devez préalablement lui </text:span></text:span><text:span text:style-name="Cmd"><text:span text:style-name="T42">(plus précisément à son groupe) </text:span></text:span><text:span text:style-name="Cmd"><text:span text:style-name="T38">accorder les droits rw</text:span></text:span><text:span text:style-name="Cmd"><text:span text:style-name="T42">x</text:span></text:span><text:span text:style-name="Cmd"><text:span text:style-name="T38"> sur </text:span></text:span><text:span text:style-name="Cmd"><text:span text:style-name="T40">celui-ci </text:span></text:span><text:span text:style-name="Cmd"><text:span text:style-name="T38">par la commande </text:span></text:span><text:span text:style-name="Cmd"><text:span text:style-name="T42">appropriée</text:span></text:span></text:p>
        </text:list-item>
      </text:list>
      <text:p text:style-name="P80"><text:span text:style-name="Cmd"><text:span text:style-name="T30"/></text:span></text:p>
      <text:p text:style-name="P80"><text:span text:style-name="Cmd"><text:span text:style-name="T30"/></text:span></text:p>
      <text:p text:style-name="P80"><text:span text:style-name="Cmd"><text:span text:style-name="T30"/></text:span></text:p>
      <text:list xml:id="list232808238880329" text:continue-numbering="true" text:style-name="L2">
        <text:list-header>
          <text:p text:style-name="P101"><text:span text:style-name="Cmd"><text:span text:style-name="T48">ATTENTION</text:span></text:span><text:span text:style-name="Cmd"><text:span text:style-name="T53"> </text:span></text:span><text:span text:style-name="Cmd"><text:span text:style-name="T48">: n'oubliez pas, </text:span></text:span><text:span text:style-name="Cmd"><text:span text:style-name="T50">dès que possible,</text:span></text:span><text:span text:style-name="Cmd"><text:span text:style-name="T48"> de remettre les droits initiaux sur votre </text:span></text:span><text:span text:style-name="Cmd"><text:span text:style-name="T49">répertoire d'accueil</text:span></text:span><text:span text:style-name="Cmd"><text:span text:style-name="T48"> par la commande</text:span></text:span><text:span text:style-name="Cmd"><text:span text:style-name="T137"> chmod 700 ~</text:span></text:span></text:p>
        </text:list-header>
      </text:list>
      <text:p text:style-name="P15"/>
      <text:p text:style-name="P15"/>
      <text:p text:style-name="P15"/>
      <text:p text:style-name="P15"/>
      <text:p text:style-name="P15">Exercice <text:span text:style-name="T86">3</text:span></text:p>
      <text:p text:style-name="P52">Complétez le tableau <text:span text:style-name="T143">après avoir testé chacune des commandes</text:span></text:p>
      <text:p text:style-name="P12"/>
      <text:p text:style-name="P14"/>
      <text:p text:style-name="P16"/>
      <text:p text:style-name="P16"/>
      <text:p text:style-name="P16"/>
      <text:p text:style-name="P16"/>
      <text:p text:style-name="P16"/>
      <text:p text:style-name="P16">____________________________________________________________________________</text:p>
      <text:p text:style-name="P16"/>
      <text:p text:style-name="P91">Fin de la première séance <text:span text:style-name="T142">de TP</text:span></text:p>
      <text:p text:style-name="P48"/>
      <text:p text:style-name="P53"/>
      <text:p text:style-name="P10">Exercice 4</text:p>
      <text:p text:style-name="P5"/>
      <text:p text:style-name="P32"><text:span text:style-name="T116">E</text:span>n utilisant le format octal (cf cours), <text:span text:style-name="T116">indiquez</text:span> la commande <text:span text:style-name="T116">permettant de</text:span> donner au fichier <text:span text:style-name="Cmd">essai</text:span> les droits suivants :</text:p>
      <text:p text:style-name="P5"/>
      <table:table table:name="Tableau3" table:style-name="Tableau3">
        <table:table-column table:style-name="Tableau3.A"/>
        <table:table-column table:style-name="Tableau3.B"/>
        <table:table-row table:style-name="Tableau3.1">
          <table:table-cell table:style-name="Tableau3.A1" office:value-type="string">
            <text:p text:style-name="P7"><text:span text:style-name="Cmd">rwxrwxrwx</text:span></text:p>
          </table:table-cell>
          <table:table-cell table:style-name="Tableau3.B1" office:value-type="string">
            <text:p text:style-name="P7"/>
          </table:table-cell>
        </table:table-row>
        <table:table-row table:style-name="Tableau3.1">
          <table:table-cell table:style-name="Tableau3.A1" office:value-type="string">
            <text:p text:style-name="P7"><text:span text:style-name="Cmd">rw-r-----</text:span></text:p>
          </table:table-cell>
          <table:table-cell table:style-name="Tableau3.B1" office:value-type="string">
            <text:p text:style-name="P20"/>
          </table:table-cell>
        </table:table-row>
        <table:table-row table:style-name="Tableau3.1">
          <table:table-cell table:style-name="Tableau3.A1" office:value-type="string">
            <text:p text:style-name="P7"><text:span text:style-name="Cmd">r-xr--r--</text:span></text:p>
          </table:table-cell>
          <table:table-cell table:style-name="Tableau3.B1" office:value-type="string">
            <text:p text:style-name="P21"/>
          </table:table-cell>
        </table:table-row>
        <table:table-row table:style-name="Tableau3.1">
          <table:table-cell table:style-name="Tableau3.A1" office:value-type="string">
            <text:p text:style-name="P7"><text:span text:style-name="Cmd">r--r-xrwx</text:span></text:p>
          </table:table-cell>
          <table:table-cell table:style-name="Tableau3.B1" office:value-type="string">
            <text:p text:style-name="P21"/>
          </table:table-cell>
        </table:table-row>
      </table:table>
      <text:p text:style-name="P10"/>
      <text:p text:style-name="P10"/>
      <text:p text:style-name="P10">Exercice 5</text:p>
      <text:p text:style-name="P5"/>
      <text:p text:style-name="P5">Quels sont les droits donnés au fichier <text:span text:style-name="Cmd">essai</text:span> par les commandes suivantes (on considère que les commandes sont données les unes après les autres) :</text:p>
      <text:p text:style-name="P5"/>
      <table:table table:name="Tableau4" table:style-name="Tableau4">
        <table:table-column table:style-name="Tableau4.A"/>
        <table:table-column table:style-name="Tableau4.B"/>
        <table:table-row table:style-name="Tableau4.1">
          <table:table-cell table:style-name="Tableau4.A1" office:value-type="string">
            <text:p text:style-name="P7"><text:span text:style-name="Cmd">chmod a-rwx <text:s text:c="5"/>essai</text:span></text:p>
          </table:table-cell>
          <table:table-cell table:style-name="Tableau4.B1" office:value-type="string">
            <text:p text:style-name="P7"/>
          </table:table-cell>
        </table:table-row>
        <table:table-row table:style-name="Tableau4.1">
          <table:table-cell table:style-name="Tableau4.A1" office:value-type="string">
            <text:p text:style-name="P7"><text:span text:style-name="Cmd"><text:span text:style-name="T28">chmod u+r,go+x <text:s text:c="2"/>essai</text:span></text:span></text:p>
          </table:table-cell>
          <table:table-cell table:style-name="Tableau4.B1" office:value-type="string">
            <text:p text:style-name="P7"/>
          </table:table-cell>
        </table:table-row>
        <table:table-row table:style-name="Tableau4.1">
          <table:table-cell table:style-name="Tableau4.A1" office:value-type="string">
            <text:p text:style-name="P7"><text:span text:style-name="Cmd">chmod g+w,o=w <text:s text:c="2"/>essai</text:span></text:p>
          </table:table-cell>
          <table:table-cell table:style-name="Tableau4.B1" office:value-type="string">
            <text:p text:style-name="P7"/>
          </table:table-cell>
        </table:table-row>
        <table:table-row table:style-name="Tableau4.1">
          <table:table-cell table:style-name="Tableau4.A1" office:value-type="string">
            <text:p text:style-name="P7"><text:span text:style-name="Cmd">chmod u+x,go-x <text:s text:c="2"/>essai</text:span></text:p>
          </table:table-cell>
          <table:table-cell table:style-name="Tableau4.B1" office:value-type="string">
            <text:p text:style-name="P7"/>
          </table:table-cell>
        </table:table-row>
      </table:table>
      <text:p text:style-name="P5"/>
      <text:p text:style-name="P5"/>
      <text:p text:style-name="P18">Exercice 6</text:p>
      <text:p text:style-name="P38"/>
      <text:p text:style-name="P38">Donne<text:span text:style-name="T120">z</text:span> la commande<text:span text:style-name="T115"> </text:span>permettant d’attribuer au fichier <text:span text:style-name="Cmd">essai</text:span> les droits <text:span text:style-name="T115">précisés ci-après, en utilisant la méthode symbolique</text:span>. </text:p>
      <text:p text:style-name="P38"><text:span text:style-name="T115">Pour le premier cas </text:span>on <text:span text:style-name="T115">envisagera 2 hypothèses :</text:span> </text:p>
      <text:p text:style-name="P38"><text:span text:style-name="T115"><text:tab/>1/ </text:span>on démarre de la situation de l'exercice précédent, </text:p>
      <text:p text:style-name="P38"><text:span text:style-name="T115"><text:tab/>2/ on part d'une situation initiale inconnue.</text:span> </text:p>
      <text:p text:style-name="P38"/>
      <text:p text:style-name="P38"><text:span text:style-name="T115">On considère que</text:span> les commandes <text:span text:style-name="T115">suivantes </text:span>sont données les unes après les autres :</text:p>
      <text:p text:style-name="P5"/>
      <table:table table:name="Tableau5" table:style-name="Tableau5">
        <table:table-column table:style-name="Tableau5.A"/>
        <table:table-column table:style-name="Tableau5.B"/>
        <table:table-row table:style-name="Tableau5.1">
          <table:table-cell table:style-name="Tableau5.A1" office:value-type="string">
            <text:p text:style-name="P7"><text:span text:style-name="Cmd">rwx------</text:span></text:p>
          </table:table-cell>
          <table:table-cell table:style-name="Tableau5.B1" office:value-type="string">
            <text:p text:style-name="P7"/>
          </table:table-cell>
        </table:table-row>
        <table:table-row table:style-name="Tableau5.1">
          <table:table-cell table:style-name="Tableau5.A1" office:value-type="string">
            <text:p text:style-name="P7"><text:span text:style-name="Cmd">---r--r--</text:span></text:p>
          </table:table-cell>
          <table:table-cell table:style-name="Tableau5.B1" office:value-type="string">
            <text:p text:style-name="P20"/>
          </table:table-cell>
        </table:table-row>
        <table:table-row table:style-name="Tableau5.1">
          <table:table-cell table:style-name="Tableau5.A1" office:value-type="string">
            <text:p text:style-name="P7"><text:span text:style-name="Cmd"><text:span text:style-name="T28">---r-x---</text:span></text:span></text:p>
          </table:table-cell>
          <table:table-cell table:style-name="Tableau5.B1" office:value-type="string">
            <text:p text:style-name="P22"/>
          </table:table-cell>
        </table:table-row>
        <table:table-row table:style-name="Tableau5.1">
          <table:table-cell table:style-name="Tableau5.A1" office:value-type="string">
            <text:p text:style-name="P7"><text:span text:style-name="Cmd"><text:span text:style-name="T28">r--rw-r-x</text:span></text:span></text:p>
          </table:table-cell>
          <table:table-cell table:style-name="Tableau5.B1" office:value-type="string">
            <text:p text:style-name="P22"/>
          </table:table-cell>
        </table:table-row>
        <table:table-row table:style-name="Tableau5.1">
          <table:table-cell table:style-name="Tableau5.A1" office:value-type="string">
            <text:p text:style-name="P7"><text:span text:style-name="Cmd">---------</text:span></text:p>
          </table:table-cell>
          <table:table-cell table:style-name="Tableau5.B1" office:value-type="string">
            <text:p text:style-name="P21"/>
          </table:table-cell>
        </table:table-row>
      </table:table>
      <text:p text:style-name="P37"/>
      <text:p text:style-name="P5"/>
      <text:p text:style-name="P5"/>
      <text:p text:style-name="P10">Exercice 7</text:p>
      <text:p text:style-name="P5"/>
      <text:p text:style-name="P165">Droits à la création, <text:span text:style-name="T162">principe</text:span></text:p>
      <text:p text:style-name="P107">A sa création un fichier est doté de droits par défaut. <text:span text:style-name="T161">Il est possible de visualiser le masque de positionnement de c</text:span>es droits par la commande <text:span text:style-name="Cmd">umask</text:span> qui rend <text:span text:style-name="T161">alors </text:span>une valeur octale. La valeur octale, traduite en binaire, <text:span text:style-name="T161">décrit</text:span> les droits par défaut :</text:p>
      <text:list xml:id="list6420948519797818640" text:style-name="L5">
        <text:list-item>
          <text:p text:style-name="P116">0 indique la présence du droit,</text:p>
        </text:list-item>
        <text:list-item>
          <text:p text:style-name="P116">1 indique l'absence du droit.</text:p>
        </text:list-item>
      </text:list>
      <text:p text:style-name="P38"/>
      <text:p text:style-name="P38"><text:soft-page-break/></text:p>
      <text:p text:style-name="P38">Par exemple, <text:span text:style-name="Cmd">22 </text:span><text:span text:style-name="Cmd"><text:span text:style-name="T85">(022)</text:span></text:span> se traduit en binaire <text:span text:style-name="Cmd">000010010</text:span>, c'est à dire <text:span text:style-name="Cmd">rwxr-xr-x</text:span>. <text:span text:style-name="T85">C</text:span>ependant, <text:span text:style-name="T85">a</text:span>ttention, un fichier ordinaire n'est jamais créé avec le droit x, sauf s'il l'est par un compilateur ; <text:span text:style-name="T154">l'utilisateur peut bien entendu les y rajouter.</text:span></text:p>
      <text:p text:style-name="P38"/>
      <text:p text:style-name="P95">La commande <text:span text:style-name="Cmd">umask</text:span> suivie d'une valeur octale permet de modifier le <text:span text:style-name="T161">masque de positionnement de</text:span>s droits par défaut <text:span text:style-name="T161">(et donc ceux-ci)</text:span>. </text:p>
      <text:p text:style-name="P38"/>
      <text:p text:style-name="P38"/>
      <text:p text:style-name="P166"/>
      <text:p text:style-name="P166">Questions</text:p>
      <text:p text:style-name="P166"/>
      <text:p text:style-name="P97"><text:tab/>→<text:span text:style-name="T150"> 1/ </text:span>Quels sont les droits par défaut à la création d'un fichier quand la commande <text:tab/><text:tab/><text:tab/><text:span text:style-name="Cmd">umask </text:span>rend <text:span text:style-name="Cmd"><text:span text:style-name="T161">05</text:span></text:span><text:span text:style-name="Cmd">6 </text:span>?</text:p>
      <text:p text:style-name="Standard"/>
      <text:p text:style-name="P5"><text:tab/>→<text:span text:style-name="T150"> 2/ </text:span>Comment définir les droits <text:span text:style-name="Cmd">rw----r-- </text:span>par défaut ?</text:p>
      <text:p text:style-name="P5"/>
      <text:p text:style-name="P5"/>
      <text:p text:style-name="P5"/>
      <text:p text:style-name="P5"/>
      <text:p text:style-name="P17">Exercice <text:span text:style-name="T146">8</text:span></text:p>
      <text:p text:style-name="P5"/>
      <text:p text:style-name="P168"><text:span text:style-name="T13">R</text:span><text:span text:style-name="T14">etour sur la r</text:span><text:span text:style-name="T13">eprésentation des droits d'accès par un n</text:span><text:span text:style-name="T8">ombre octal</text:span></text:p>
      <text:p text:style-name="P59">Un premier chiffre peut être ajouté pour spécifier les bits setUID, setGID et s<text:span text:style-name="T147">T</text:span>icky bit : 4 pour setU<text:span text:style-name="T148">I</text:span>D, 2 setGID et 1 pour s<text:span text:style-name="T147">T</text:span>icky bit. Pour des raisons historiques, l’affichage de ces différents bits se fait en lieu et place du droit d’exécution. Celui-ci, lorsqu’il est présent, est remplacé par s, s et t. Lorsqu’il est absent, il est remplacé par S, S et T.</text:p>
      <text:p text:style-name="P36"/>
      <text:p text:style-name="P36"/>
      <text:p text:style-name="P100"><text:span text:style-name="T10">S</text:span><text:span text:style-name="T11">t</text:span><text:span text:style-name="T10">icky-bit</text:span></text:p>
      <text:p text:style-name="P111"><text:span text:style-name="T78">Droit représenté en notation symbolique par un t à la place du x de other (x doit être positionné, sinon T indique l'absence du droit) ou </text:span><text:span text:style-name="T127">1000</text:span><text:span text:style-name="T78"> en notation octale. Il peut être affecté à un exécutable ou à un répertoire. Exemple : </text:span><text:span text:style-name="T127">chmod +t /tmp</text:span><text:span text:style-name="T78"> (droit t à la p</text:span><text:span text:style-name="T79">l</text:span><text:span text:style-name="T78">ace du x de other)</text:span></text:p>
      <text:p text:style-name="P36"><text:span text:style-name="T78"><text:line-break/>A l'origine il servait à maintenir un exécutable en mémoire. Aujourd'hui il sert principalement aux répertoires. Il contrôle la destruction des fichiers qui se trouvent dans un répertoire, en limitant cette action au propriétaire du fichier. </text:span><text:span text:style-name="T80">Par e</text:span><text:span text:style-name="T78">xemple dans le répertoire /tmp tout le monde peut écrire grâce au droit w accordé à tous ; sans le droit t, chacun pourrait détruire les fichiers des autres sans en être propriétaire.</text:span></text:p>
      <text:p text:style-name="P112"><text:span text:style-name="T78"/></text:p>
      <text:p text:style-name="P112"><text:span text:style-name="T78"><text:line-break/></text:span><text:span text:style-name="T10">Droit</text:span><text:span text:style-name="T12">s</text:span><text:span text:style-name="T10"> d'endossement</text:span></text:p>
      <text:list xml:id="list3140554504580820207" text:style-name="L3">
        <text:list-item>
          <text:p text:style-name="P117"><text:span text:style-name="T10">SUID-bit</text:span><text:span text:style-name="T78"> (Set User ID bit)</text:span></text:p>
          <text:p text:style-name="P120"><text:span text:style-name="T75">Droit représenté en notation symbolique par un s à la place du x de user (x doit être positionné, sinon S indique l'absence du droit) ou </text:span><text:span text:style-name="T126">4000</text:span><text:span text:style-name="T75"> en notation octale. Exemple : </text:span><text:span text:style-name="T125">chmod u+s essai</text:span></text:p>
          <text:p text:style-name="P120"><text:span text:style-name="T75"><text:line-break/>L'utilisateur qui exécute un logiciel prend temporairement l'identité de son propriétaire ; </text:span><text:soft-page-break/><text:span text:style-name="T77">p</text:span><text:span text:style-name="T75">endant toute l'exécution l'utilisateur change d'UID mais pas de groupe d'appartenance. Quand l'exécution est terminée, l'utilisateur reprend son identité d'origine.</text:span></text:p>
          <text:p text:style-name="P118"/>
        </text:list-item>
        <text:list-item>
          <text:p text:style-name="P119"><text:span text:style-name="T10">SGID-bit</text:span><text:span text:style-name="T78"> (Set Group ID bit</text:span><text:span text:style-name="T80">)</text:span></text:p>
        </text:list-item>
      </text:list>
      <text:list xml:id="list118002407353353848" text:style-name="L4">
        <text:list-header>
          <text:p text:style-name="P121"><text:span text:style-name="T75">Droit représenté en notation symbolique par un s à la place du x de group (x doit être positionné, sinon S indique l'absence du droit) ou </text:span><text:span text:style-name="T126">2000</text:span><text:span text:style-name="T75"> en notation octale. Exemple : </text:span><text:span text:style-name="T125">chmod g+s essai</text:span></text:p>
          <text:p text:style-name="P121"/>
          <text:p text:style-name="P122"><text:span text:style-name="T75">L'utilisateur qui exécute le logiciel conserve son identité mais change de groupe actif durant l'exécution du logiciel sur lequel est positionné ce droit ; </text:span><text:span text:style-name="T77">q</text:span><text:span text:style-name="T75">uand l'exécution est terminée l'utilisateur re</text:span><text:span text:style-name="T77">trouve</text:span><text:span text:style-name="T75"> son groupe d'origine.</text:span></text:p>
        </text:list-header>
      </text:list>
      <text:p text:style-name="P123"><text:span text:style-name="T75"/></text:p>
      <text:p text:style-name="P98"/>
      <text:p text:style-name="P98"/>
      <text:p text:style-name="P167">Questions</text:p>
      <text:p text:style-name="P167"><text:bookmark-start text:name="OLE_LINK1"/><text:span text:style-name="T75"/></text:p>
      <text:p text:style-name="P108"><text:tab/>→<text:span text:style-name="T150"> 1/ </text:span>Quels s<text:span text:style-name="T151">er</text:span>ont les droits <text:span text:style-name="T159">affectés au fichier </text:span><text:span text:style-name="T26">essai</text:span><text:span text:style-name="T159"> par la commande</text:span> <text:span text:style-name="T151">donnée ci-<text:tab/><text:tab/><text:tab/>dessous ?</text:span></text:p>
      <text:p text:style-name="P39"><text:span text:style-name="Cmd"><text:span text:style-name="T152"><text:tab/><text:tab/>chmod 2700 essai</text:span></text:span></text:p>
      <text:list xml:id="list502607605415023970" text:style-name="WW8Num4">
        <text:list-header>
          <text:p text:style-name="P157"/>
        </text:list-header>
      </text:list>
      <text:p text:style-name="P58"><text:tab/>→<text:span text:style-name="T150"> 2/ Même question avec la commande</text:span> s<text:span text:style-name="T151">uivante :</text:span></text:p>
      <text:p text:style-name="P60"><text:span text:style-name="Cmd"><text:span text:style-name="T152"><text:tab/><text:tab/>chmod 1700 essai</text:span></text:span></text:p>
      <text:p text:style-name="P58"/>
      <text:p text:style-name="P39"><text:tab/>→<text:span text:style-name="T150"> 3/ Même question avec la commande</text:span> s<text:span text:style-name="T151">uivante :</text:span></text:p>
      <text:p text:style-name="P60"><text:span text:style-name="Cmd"><text:span text:style-name="T152"><text:tab/><text:tab/>chmod 4700 essai</text:span></text:span></text:p>
      <text:p text:style-name="P67"/>
      <text:p text:style-name="P109"><text:tab/>→<text:span text:style-name="T150"> 4/ Dans le dernier cas, donnez la (les) commande(s) permettant de positionner le droit <text:tab/><text:tab/></text:span><text:span text:style-name="Cmd"><text:span text:style-name="T152">s</text:span></text:span><text:span text:style-name="T150"> pour le groupe</text:span></text:p>
      <text:p text:style-name="P60"><text:span text:style-name="Cmd"><text:span text:style-name="T152"><text:tab/></text:span></text:span></text:p>
      <text:p text:style-name="P110"><text:tab/>→<text:span text:style-name="T150"> 5/ Enfin, donnez la (les) commande(s) permettant d'y positionner le sTicky bit</text:span></text:p>
      <text:h text:style-name="P138" text:outline-level="3"><text:bookmark-end text:name="OLE_LINK1"/></text:h>
      <text:list xml:id="list232807619069541" text:continue-numbering="true" text:style-name="WW8Num4">
        <text:list-header>
          <text:p text:style-name="P159"><text:line-break/> </text:p>
        </text:list-header>
      </text:list>
      <text:section text:style-name="Sect1" text:name="Section1">
        <text:h text:style-name="P142" text:outline-level="3"/>
        <text:h text:style-name="P143" text:outline-level="3"><text:span text:style-name="T140">En TP </text:span><text:span text:style-name="T141">(</text:span><text:span text:style-name="T129">T</text:span><text:span text:style-name="T130">P</text:span><text:span text:style-name="T132">3</text:span><text:span text:style-name="T130">, </text:span><text:span text:style-name="T105">2</text:span><text:span text:style-name="T4">ème</text:span><text:span text:style-name="T104"> séance du TD-TP Droits)</text:span><text:span text:style-name="T135"> </text:span><text:span text:style-name="T136">:</text:span></text:h>
        <text:h text:style-name="P134" text:outline-level="3"/>
        <text:h text:style-name="P134" text:outline-level="3">Pour réaliser les exercices en TP, vous devez recopier dans votre espace personnel certains fichiers nécessaires que vous trouverez dans</text:h>
        <text:h text:style-name="P137" text:outline-level="3">/ubs/forum/prof/1tin01/ASR/M1101/tpsUNIX </text:h>
        <text:h text:style-name="P134" text:outline-level="3">Créez ceux qui n'y seraient pas par la commande touch.</text:h>
        <text:p text:style-name="P50"/>
        <text:p text:style-name="P50"/>
        <text:p text:style-name="P50"/>
        <text:p text:style-name="P11">Exercice<text:span text:style-name="T114">s</text:span> <text:span text:style-name="T114">4 à 6</text:span></text:p>
        <text:p text:style-name="P43">Complétez les tableaux <text:span text:style-name="T117">des exercices 4 à 6 </text:span>en testant chaque commande ; pour chaque exercice donnez une copie des résultats.</text:p>
        <text:p text:style-name="P43"/>
        <text:p text:style-name="P44"><text:span text:style-name="T20">Exercice </text:span><text:span text:style-name="T21">7</text:span></text:p>
        <text:p text:style-name="P46">Reportez les réponses données en TD, mais ne les testez pas.</text:p>
        <text:p text:style-name="P46"/>
        <text:p text:style-name="P45"><text:span text:style-name="T20">Exercice </text:span><text:span text:style-name="T22">8</text:span></text:p>
        <text:p text:style-name="P104">Reportez les réponses données en TD, <text:span text:style-name="T149">en testant et vérifiant chaque commande ; donnez une copie des résultats.</text:span></text:p>
        <text:p text:style-name="P105"/>
        <text:h text:style-name="P139" text:outline-level="3">Exercice <text:span text:style-name="T163">9</text:span></text:h>
        <text:list xml:id="list249984895734110381" text:style-name="WW8Num2">
          <text:list-header>
            <text:p text:style-name="P126"><text:span text:style-name="T113">Répondez aux différentes questions en vérifiant et commentant à chaque fois les résultats et en les illustrant par des copies appropriées.</text:span></text:p>
          </text:list-header>
        </text:list>
        <text:p text:style-name="P40"/>
        <text:list xml:id="list232807811976068" text:continue-numbering="true" text:style-name="WW8Num2">
          <text:list-item>
            <text:p text:style-name="P147"><text:span text:style-name="T114">Grâce à la commande appropriée indiquez</text:span> <text:span text:style-name="T114">le masque utilisé à la création de tout fichier dans votre espace personnel et déduisez-en </text:span>les droits par défaut d'un fichier <text:span text:style-name="T119">ou</text:span> d'un répertoire lors de l<text:span text:style-name="T114">eur</text:span> création <text:span text:style-name="T153">(ne tenez pas compte du 0 de gauche)</text:span></text:p>
          </text:list-item>
          <text:list-item>
            <text:p text:style-name="P153">Lancez la séquence de commandes donnée ci-dessous, commentez :</text:p>
            <text:list>
              <text:list-header>
                <text:p text:style-name="P153"><text:span text:style-name="Cmd">chmod 2700 ~ ; ls -ld ~</text:span></text:p>
              </text:list-header>
            </text:list>
          </text:list-item>
          <text:list-item>
            <text:p text:style-name="P154">Crée<text:span text:style-name="T121">z</text:span> un répertoire <text:span text:style-name="Cmd">SYS</text:span> dans votre répertoire d'accueil</text:p>
          </text:list-item>
          <text:list-item>
            <text:p text:style-name="P154">Visualise<text:span text:style-name="T121">z</text:span> les droits d'accès de ce nouveau répertoire. Sont-ils conformes <text:span text:style-name="T119">à vos attentes </text:span>? Pourquoi ?</text:p>
          </text:list-item>
          <text:list-item>
            <text:p text:style-name="P154"><text:span text:style-name="T121">D</text:span>éplace<text:span text:style-name="T121">z-vous</text:span> dans ce répertoire</text:p>
          </text:list-item>
          <text:list-item>
            <text:p text:style-name="P154"><text:span text:style-name="T121">C</text:span>rée<text:span text:style-name="T121">z-y</text:span> un fichier <text:span text:style-name="Cmd">essai.txt</text:span> <text:span text:style-name="T121">(</text:span>commande <text:span text:style-name="Cmd">touch</text:span><text:span text:style-name="Cmd"><text:span text:style-name="T63">)</text:span></text:span></text:p>
          </text:list-item>
          <text:list-item>
            <text:p text:style-name="P154">Visualise<text:span text:style-name="T121">z</text:span> les droits d'accès de ce nouveau fichier. Sont-ils conformes <text:span text:style-name="T119">à vos attentes </text:span>? Pourquoi ?</text:p>
          </text:list-item>
          <text:list-item>
            <text:p text:style-name="P155">Modifiez les droits du répertoire SYS afin d'en supprimer le S</text:p>
          </text:list-item>
          <text:list-item>
            <text:p text:style-name="P147">Copie<text:span text:style-name="T121">z</text:span> le fichier <text:span text:style-name="Cmd">essai.c</text:span> qui se trouve dans /<text:span text:style-name="T93">ubs/forum/prof</text:span><text:span text:style-name="T94">/</text:span><text:span text:style-name="Cmd"><text:span text:style-name="T44">1tin01/ASR/M1101/tpsUNIX</text:span></text:span></text:p>
          </text:list-item>
          <text:list-item>
            <text:p text:style-name="P156"><text:span text:style-name="Cmd"><text:span text:style-name="T37">Visualise</text:span></text:span><text:span text:style-name="Cmd"><text:span text:style-name="T45">z</text:span></text:span><text:span text:style-name="Cmd"><text:span text:style-name="T37"> les droits du fichier </text:span></text:span><text:span text:style-name="Cmd">essai.c</text:span><text:span text:style-name="Cmd"><text:span text:style-name="T37"> <text:s/>qui se trouve dans le forum prof et compare</text:span></text:span><text:span text:style-name="Cmd"><text:span text:style-name="T45">z-les</text:span></text:span><text:span text:style-name="Cmd"><text:span text:style-name="T37"> avec ceux du fichier que vous venez de copier. </text:span></text:span><text:span text:style-name="Cmd"><text:span text:style-name="T45">Commentez</text:span></text:span></text:p>
          </text:list-item>
          <text:list-item text:start-value="1">
            <text:p text:style-name="P158"><text:span text:style-name="T121">V</text:span>isualisez le fichier <text:span text:style-name="Cmd">essai.c ; </text:span><text:span text:style-name="Cmd"><text:span text:style-name="T64">Que contient-t-il ?</text:span></text:span></text:p>
          </text:list-item>
          <text:list-item>
            <text:p text:style-name="P160">Exécute<text:span text:style-name="T122">z</text:span> la commande <text:span text:style-name="Cmd">cc essai.c -o essai </text:span><text:span text:style-name="Cmd"><text:span text:style-name="T64">(cc est la commande du compilateur C++)</text:span></text:span></text:p>
          </text:list-item>
          <text:list-item>
            <text:p text:style-name="P154">Visualise<text:span text:style-name="T122">z</text:span> les droits d'accès du fichier <text:span text:style-name="Cmd">essai</text:span> créé. Sont-ils conformes ? Pourquoi ?</text:p>
          </text:list-item>
          <text:list-item>
            <text:p text:style-name="P154">Lance<text:span text:style-name="T122">z</text:span> l'exécution du fichier par <text:span text:style-name="Cmd">./essai</text:span></text:p>
          </text:list-item>
          <text:list-item>
            <text:p text:style-name="P154">Supprime<text:span text:style-name="T122">z</text:span> le droit d'exécution sur <text:span text:style-name="Cmd">essai</text:span></text:p>
          </text:list-item>
          <text:list-item>
            <text:p text:style-name="P154"><text:soft-page-break/>Lance<text:span text:style-name="T122">z</text:span> l'exécution du fichier par <text:span text:style-name="Cmd">./essai</text:span>. Que se passe-t-il ? Pourquoi ?</text:p>
          </text:list-item>
          <text:list-item>
            <text:p text:style-name="P154">Remett<text:span text:style-name="T122">ez</text:span> le droit d'exécution, mais supprime<text:span text:style-name="T122">z</text:span> celui de lecture sur <text:span text:style-name="Cmd">essai</text:span></text:p>
          </text:list-item>
          <text:list-item>
            <text:p text:style-name="P154">Lance<text:span text:style-name="T122">z</text:span> l'exécution du fichier par <text:span text:style-name="Cmd">./essai</text:span>. Que se passe-t-il ? Pourquoi ?</text:p>
          </text:list-item>
        </text:list>
        <text:p text:style-name="P40"/>
        <text:p text:style-name="P40"/>
        <text:p text:style-name="P19"/>
        <text:p text:style-name="P92">Exercice <text:span text:style-name="T163">10</text:span></text:p>
        <text:list xml:id="list232806743913529" text:continue-numbering="true" text:style-name="WW8Num2">
          <text:list-header>
            <text:p text:style-name="P103">Répondez aux différentes questions en vérifiant et commentant à chaque fois les résultats et en les illustrant par des copies appropriées.</text:p>
          </text:list-header>
        </text:list>
        <text:p text:style-name="P68"/>
        <text:list xml:id="list232807786148312" text:continue-list="list232807619069541" text:style-name="WW8Num4">
          <text:list-item text:start-value="1">
            <text:p text:style-name="P148"><text:span text:style-name="T122">P</text:span>lace<text:span text:style-name="T122">z-vous</text:span> dans le répertoire père de votre répertoire d'accueil</text:p>
          </text:list-item>
          <text:list-item>
            <text:p text:style-name="P149">Quels sont vos droits sur les répertoires <text:span text:style-name="T156">d'accueil </text:span>des autres utilisateurs <text:span text:style-name="T157">(attention : ne confondez pas les liens symboliques avec les répertoires) </text:span>?</text:p>
          </text:list-item>
          <text:list-item>
            <text:p text:style-name="P150"><text:span text:style-name="T157">Démontr</text:span>e<text:span text:style-name="T158">z</text:span> <text:span text:style-name="T157">vos propos précédents</text:span> par les commandes adaptées</text:p>
          </text:list-item>
          <text:list-item>
            <text:p text:style-name="P148">Pourquoi est-il dangereux de ne pas avoir le droit <text:span text:style-name="Cmd">x</text:span> sur son répertoire d'accueil ?</text:p>
          </text:list-item>
          <text:list-item>
            <text:p text:style-name="P151"><text:span text:style-name="T106">Crée</text:span><text:span text:style-name="T109">z</text:span><text:span text:style-name="T106"> un répertoire </text:span><text:span text:style-name="T118">essai</text:span><text:span text:style-name="T106"> sur lequel vous </text:span><text:span text:style-name="T110">mettr</text:span><text:span text:style-name="T106">ez </text:span><text:span text:style-name="T110">tous les droits à l'utilisateur, aucun droit pour tous les autres. Vérifiez et illustrez par une copie d'écran</text:span></text:p>
          </text:list-item>
          <text:list-item>
            <text:p text:style-name="P152"><text:span text:style-name="T95">Crée</text:span><text:span text:style-name="T96">z</text:span><text:span text:style-name="T95"> un répertoire </text:span><text:span text:style-name="T103">essai</text:span><text:span text:style-name="T95"> sur lequel vous </text:span><text:span text:style-name="T97">mettr</text:span><text:span text:style-name="T95">ez </text:span><text:span text:style-name="T97">tous les droits à l'utilisateur, </text:span><text:span text:style-name="T98">aucun</text:span><text:span text:style-name="T99"> droit </text:span><text:span text:style-name="T97">pour tous les autres. Vérifiez et i</text:span><text:span text:style-name="T95">llustre</text:span><text:span text:style-name="T96">z</text:span><text:span text:style-name="T95"> par </text:span><text:span text:style-name="T100">des copies </text:span><text:span text:style-name="T101">l</text:span><text:span text:style-name="T102">es commandes </text:span><text:span text:style-name="T100">appropriées</text:span></text:p>
          </text:list-item>
          <text:list-item>
            <text:p text:style-name="P152"><text:span text:style-name="T112">P</text:span><text:span text:style-name="T106">ositionne</text:span><text:span text:style-name="T112">z</text:span><text:span text:style-name="T106"> </text:span><text:span text:style-name="T108">sur ce répertoire, </text:span><text:span text:style-name="T112">en une seule commande,</text:span><text:span text:style-name="T108"> </text:span><text:span text:style-name="T106">le droit </text:span><text:span text:style-name="T107">s </text:span><text:span text:style-name="T112">pour l'utilisateur et son groupe</text:span><text:span text:style-name="T107">,</text:span><text:span text:style-name="T106"> le droit </text:span><text:span text:style-name="T107">t </text:span><text:span text:style-name="T112">pour les autres</text:span><text:span text:style-name="T106">. </text:span><text:span text:style-name="T111">Observez le résultat et commentez-le</text:span></text:p>
          </text:list-item>
          <text:list-item>
            <text:p text:style-name="P151"><text:span text:style-name="Correction"><text:span text:style-name="T54">T</text:span></text:span><text:span text:style-name="Correction"><text:span text:style-name="T55">ransforme</text:span></text:span><text:span text:style-name="Correction"><text:span text:style-name="T56">z</text:span></text:span><text:span text:style-name="Correction"><text:span text:style-name="T55"> le droit </text:span></text:span><text:span text:style-name="Correction"><text:span text:style-name="T57">S</text:span></text:span><text:span text:style-name="Correction"><text:span text:style-name="T55"> en </text:span></text:span><text:span text:style-name="Correction"><text:span text:style-name="T57">s</text:span></text:span><text:span text:style-name="Correction"><text:span text:style-name="T55"> et le droit </text:span></text:span><text:span text:style-name="Correction"><text:span text:style-name="T57">T</text:span></text:span><text:span text:style-name="Correction"><text:span text:style-name="T55"> en </text:span></text:span><text:span text:style-name="Correction"><text:span text:style-name="T57">t</text:span></text:span><text:span text:style-name="Correction"><text:span text:style-name="T55">. </text:span></text:span><text:span text:style-name="Correction"><text:span text:style-name="T58">Vérifiez et commentez en </text:span></text:span><text:span text:style-name="Correction"><text:span text:style-name="T59">I</text:span></text:span><text:span text:style-name="Correction"><text:span text:style-name="T55">llustr</text:span></text:span><text:span text:style-name="Correction"><text:span text:style-name="T58">ant</text:span></text:span><text:span text:style-name="Correction"><text:span text:style-name="T55"> </text:span></text:span><text:span text:style-name="Correction"><text:span text:style-name="T60">à chaque fois </text:span></text:span><text:span text:style-name="Correction"><text:span text:style-name="T55">par </text:span></text:span><text:span text:style-name="Correction"><text:span text:style-name="T54">des copies </text:span></text:span><text:span text:style-name="Correction"><text:span text:style-name="T61">d'écran</text:span></text:span><text:span text:style-name="Correction"><text:span text:style-name="T54"> </text:span></text:span><text:span text:style-name="Correction"><text:span text:style-name="T62">l</text:span></text:span><text:span text:style-name="Correction"><text:span text:style-name="T59">es commandes </text:span></text:span><text:span text:style-name="Correction"><text:span text:style-name="T54">appropriées</text:span></text:span></text:p>
          </text:list-item>
        </text:list>
        <text:p text:style-name="P47"/>
        <text:p text:style-name="P47"/>
        <text:p text:style-name="P54"><text:span text:style-name="Cmd"><text:span text:style-name="T31"/></text:span></text:p>
        <text:list xml:id="list232808236226028" text:continue-list="list947461148088266879" text:style-name="L1">
          <text:list-header>
            <text:p text:style-name="P124"><text:span text:style-name="Cmd"><text:span text:style-name="T51">En fin de TP, </text:span></text:span><text:span text:style-name="Cmd"><text:span text:style-name="T52">pensez à supprimer tous les fichiers et répertoires créés pour ce TP, et </text:span></text:span><text:span text:style-name="Cmd"><text:span text:style-name="T51">si vous êtes pointilleux, vous pouvez </text:span></text:span><text:span text:style-name="Cmd"><text:span text:style-name="T52">également </text:span></text:span><text:span text:style-name="Cmd"><text:span text:style-name="T51">supprimer le droit S </text:span></text:span><text:span text:style-name="Cmd"><text:span text:style-name="T48">sur votre </text:span></text:span><text:span text:style-name="Cmd"><text:span text:style-name="T49">répertoire d'accueil,</text:span></text:span><text:span text:style-name="Cmd"><text:span text:style-name="T48"> par la commande </text:span></text:span><text:span text:style-name="Cmd"><text:span text:style-name="T51">appropriée</text:span></text:span></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1.251cm" style:auto-text-indent="false" style:writing-mode="lr-tb"/>
      <style:text-properties style:use-window-font-color="true" style:font-name="Arial" fo:font-family="Arial" style:font-family-generic="swiss" style:font-pitch="variable" fo:font-size="12pt" fo:language="fr" fo:country="FR" style:font-name-asian="Times" style:font-family-asian="Times, 'Times New Roman'" style:font-family-generic-asian="roman" style:font-pitch-asian="variable" style:font-size-asian="12pt" style:language-asian="zxx" style:country-asian="none" style:font-name-complex="Times" style:font-family-complex="Times, '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align="center" style:justify-single-word="false" fo:text-indent="0cm" style:auto-text-indent="false" fo:keep-with-next="always"/>
      <style:text-properties fo:language="zxx" fo:country="none" style:text-underline-style="solid" style:text-underline-width="auto" style:text-underline-color="font-color" style:language-asian="zxx" style:country-asian="non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Header" style:family="paragraph" style:parent-style-name="Standard" style:class="extra">
      <style:paragraph-properties>
        <style:tab-stops>
          <style:tab-stop style:position="16.002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9pt" style:font-size-asian="9pt" style:font-size-complex="9pt"/>
    </style:style>
    <style:style style:name="Auteurs" style:family="paragraph" style:parent-style-name="Standard">
      <style:paragraph-properties fo:text-align="center" style:justify-single-word="false"/>
      <style:text-properties fo:font-size="9pt" style:font-size-asian="9pt" style:font-size-complex="9pt"/>
    </style:style>
    <style:style style:name="Article" style:family="paragraph" style:parent-style-name="Standard" style:list-style-name="WW8Num3">
      <style:paragraph-properties fo:margin-left="0.501cm" fo:margin-right="0cm" fo:text-indent="0cm" style:auto-text-indent="false">
        <style:tab-stops>
          <style:tab-stop style:position="0.499cm"/>
        </style:tab-stops>
      </style:paragraph-properties>
    </style:style>
    <style:style style:name="Retrait_20_1" style:display-name="Retrait 1" style:family="paragraph" style:parent-style-name="Standard">
      <style:paragraph-properties fo:margin-left="1cm" fo:margin-right="0cm" fo:text-indent="0cm" style:auto-text-indent="false"/>
    </style:style>
    <style:style style:name="Retrait_20_article" style:display-name="Retrait article" style:family="paragraph" style:parent-style-name="Standard">
      <style:paragraph-properties fo:margin-left="1cm" fo:margin-right="0cm" fo:text-indent="0.002cm" style:auto-text-indent="false"/>
    </style:style>
    <style:style style:name="ArticleNum" style:family="paragraph" style:parent-style-name="Standard" style:list-style-name="WW8Num4">
      <style:paragraph-properties fo:margin-left="0cm" fo:margin-right="0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estern" style:family="paragraph" style:parent-style-name="Standard">
      <style:paragraph-properties fo:margin-top="0.176cm" fo:margin-bottom="0.21cm" loext:contextual-spacing="false"/>
      <style:text-properties fo:color="#000000"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Absatz-Standardschriftart" style:family="text"/>
    <style:style style:name="WW8Num5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Cmd" style:family="text" style:parent-style-name="Police_20_par_20_défaut">
      <style:text-properties fo:color="#000080" style:text-line-through-style="none" style:text-line-through-type="none" style:text-position="0% 100%" style:font-name="Courier New" fo:font-family="'Courier New'" style:font-family-generic="modern" fo:font-size="12pt" style:text-underline-style="none" style:font-size-asian="12pt"/>
    </style:style>
    <style:style style:name="Correction" style:family="text" style:parent-style-name="Cmd">
      <style:text-properties fo:color="#008000"/>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WW8Num8z0" style:family="text">
      <style:text-properties fo:font-weight="bold" style:font-weight-asian="bold" style:font-weight-complex="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8.381cm" table:align="center" style:writing-mode="lr-tb"/>
    </style:style>
    <style:style style:name="Tableau6.A" style:family="table-column">
      <style:table-column-properties style:column-width="5.008cm"/>
    </style:style>
    <style:style style:name="Tableau6.B" style:family="table-column">
      <style:table-column-properties style:column-width="8.474cm"/>
    </style:style>
    <style:style style:name="Tableau6.C" style:family="table-column">
      <style:table-column-properties style:column-width="4.9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margin-left="0cm" fo:margin-right="0cm" fo:text-indent="0cm" style:auto-text-indent="false" style:snap-to-layout-grid="false">
        <style:tab-stops/>
      </style:paragraph-properties>
      <style:text-properties style:font-name="Times New Roman"/>
    </style:style>
    <style:style style:name="MP2"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3"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4"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MP5"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text-properties officeooo:paragraph-rsid="0008c65f"/>
    </style:style>
    <style:style style:name="MT1" style:family="text">
      <style:text-properties fo:font-size="11pt" style:font-size-asian="11pt" style:font-size-complex="11pt"/>
    </style:style>
    <style:style style:name="MT2" style:family="text">
      <style:text-properties style:text-position="super 58%" fo:font-size="11pt" style:font-size-asian="11pt" style:font-size-complex="11pt"/>
    </style:style>
    <style:style style:name="MT3" style:family="text">
      <style:text-properties officeooo:rsid="001f790e"/>
    </style:style>
    <style:style style:name="MT4" style:family="text">
      <style:text-properties officeooo:rsid="001ad07a"/>
    </style:style>
    <style:style style:name="MT5" style:family="text">
      <style:text-properties officeooo:rsid="0001ae8d"/>
    </style:style>
    <style:style style:name="MT6" style:family="text"/>
    <style:page-layout style:name="Mpm1">
      <style:page-layout-properties fo:page-width="20.999cm" fo:page-height="29.699cm" style:num-format="1" style:print-orientation="portrait" fo:margin-top="1cm" fo:margin-bottom="1.401cm" fo:margin-left="1.501cm" fo:margin-right="1.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0.999cm" fo:page-height="29.699cm" style:num-format="1" style:print-orientation="portrait" fo:margin-top="1cm" fo:margin-bottom="1.401cm" fo:margin-left="1.501cm" fo:margin-right="1.501cm" fo:background-color="#ffffff" style:writing-mode="lr-tb" style:layout-grid-color="#c0c0c0" style:layout-grid-lines="42"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101cm" fo:margin-left="0cm" fo:margin-right="0cm" fo:margin-top="0.002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text:span text:style-name="MT1">DUT 1</text:span><text:span text:style-name="MT2">ère</text:span><text:span text:style-name="MT1"> année</text:span></text:p>
            </table:table-cell>
            <table:table-cell table:style-name="Tableau6.A1" office:value-type="string">
              <text:p text:style-name="MP2"><text:span text:style-name="MT3">Module : M1101</text:span> <text:span text:style-name="MT3">(</text:span>Système<text:span text:style-name="MT3">)</text:span> <text:s/>– <text:s/>Thème : Unix</text:p>
            </table:table-cell>
            <table:table-cell table:style-name="Tableau6.A1" office:value-type="string">
              <text:p text:style-name="MP3"><text:span text:style-name="MT3">UBS - </text:span>I.U.T. de Vannes</text:p>
            </table:table-cell>
          </table:table-row>
          <table:table-row table:style-name="Tableau6.1">
            <table:table-cell table:style-name="Tableau6.A1" office:value-type="string">
              <text:p text:style-name="MP4"/>
            </table:table-cell>
            <table:table-cell table:style-name="Tableau6.A1" office:value-type="string">
              <text:p text:style-name="MP2"><text:span text:style-name="MT4">TD - </text:span>TP n°<text:span text:style-name="MT5">2 &amp; TD – TP n°3 : Droits d'accès</text:span></text:p>
            </table:table-cell>
            <table:table-cell table:style-name="Tableau6.A1" office:value-type="string">
              <text:p text:style-name="MP3">Département Informatique</text:p>
            </table:table-cell>
          </table:table-row>
        </table:table>
        <text:p text:style-name="Header"/>
      </style:header>
      <style:footer>
        <text:p text:style-name="MP5"><text:span text:style-name="Page_20_Number"><text:page-number text:select-page="current">0</text:page-number></text:span><text:span text:style-name="Page_20_Number">/</text:span><text:span text:style-name="Page_20_Number"><text:page-count style:num-format="1">11</text:page-count></text:span></text:p>
      </style:footer>
    </style:master-page>
    <style:master-page style:name="Conversion_20_1" style:display-name="Conversion 1" style:page-layout-name="Mpm2">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_64 LibreOffice_project/81898c9f5c0d43f3473ba111d7b351050be20261</meta:generator>
    <dc:title>Les fichiers UNIX peuvent àtre désignés de deux façons, soit de manière relative, soit de manière absolue</dc:title>
    <meta:initial-creator>Marielle</meta:initial-creator>
    <meta:creation-date>2004-09-11T16:17:00</meta:creation-date>
    <dc:date>2015-09-30T23:28:05.803000000</dc:date>
    <meta:print-date>2006-09-15T09:16:00</meta:print-date>
    <meta:editing-cycles>72</meta:editing-cycles>
    <meta:editing-duration>P1DT22H44M13S</meta:editing-duration>
    <meta:document-statistic meta:table-count="7" meta:image-count="1" meta:object-count="0" meta:page-count="11" meta:paragraph-count="227" meta:word-count="2490" meta:character-count="14775" meta:non-whitespace-character-count="12526"/>
    <meta:user-defined meta:name="Info 1"/>
    <meta:user-defined meta:name="Info 2"/>
    <meta:user-defined meta:name="Info 3"/>
    <meta:user-defined meta:name="Info 4"/>
  </office:meta>
</office:document-meta>
</file>